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4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esultats_performancesresultat_performance_bretagne_15_25_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emps Execution Dijkstra (en ms)</text:p>
          </table:table-cell>
          <table:table-cell office:value-type="string" calcext:value-type="string">
            <text:p><text:s/>Nb Sommets</text:p>
          </table:table-cell>
          <table:table-cell office:value-type="string" calcext:value-type="string">
            <text:p><text:s/>Temps CPU A* (en ms)</text:p>
          </table:table-cell>
          <table:table-cell office:value-type="string" calcext:value-type="string">
            <text:p><text:s/>Nb Sommets</text:p>
          </table:table-cell>
        </table:table-row>
        <table:table-row table:style-name="ro1">
          <table:table-cell office:value-type="float" office:value="277198" calcext:value-type="float">
            <text:p>277198</text:p>
          </table:table-cell>
          <table:table-cell office:value-type="float" office:value="562177" calcext:value-type="float">
            <text:p>562177</text:p>
          </table:table-cell>
          <table:table-cell office:value-type="float" office:value="398.5928" calcext:value-type="float">
            <text:p>398.5928</text:p>
          </table:table-cell>
          <table:table-cell office:value-type="float" office:value="22839" calcext:value-type="float">
            <text:p>22839</text:p>
          </table:table-cell>
          <table:table-cell office:value-type="float" office:value="776.6756" calcext:value-type="float">
            <text:p>776.6756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510476" calcext:value-type="float">
            <text:p>510476</text:p>
          </table:table-cell>
          <table:table-cell office:value-type="float" office:value="222168" calcext:value-type="float">
            <text:p>222168</text:p>
          </table:table-cell>
          <table:table-cell office:value-type="float" office:value="363.1852" calcext:value-type="float">
            <text:p>363.1852</text:p>
          </table:table-cell>
          <table:table-cell office:value-type="float" office:value="20307" calcext:value-type="float">
            <text:p>20307</text:p>
          </table:table-cell>
          <table:table-cell office:value-type="float" office:value="324.15875" calcext:value-type="float">
            <text:p>324.15875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655131" calcext:value-type="float">
            <text:p>655131</text:p>
          </table:table-cell>
          <table:table-cell office:value-type="float" office:value="605009" calcext:value-type="float">
            <text:p>605009</text:p>
          </table:table-cell>
          <table:table-cell office:value-type="float" office:value="387.3028" calcext:value-type="float">
            <text:p>387.3028</text:p>
          </table:table-cell>
          <table:table-cell office:value-type="float" office:value="21798" calcext:value-type="float">
            <text:p>21798</text:p>
          </table:table-cell>
          <table:table-cell office:value-type="float" office:value="320.23062" calcext:value-type="float">
            <text:p>320.23062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372706" calcext:value-type="float">
            <text:p>372706</text:p>
          </table:table-cell>
          <table:table-cell office:value-type="float" office:value="515285" calcext:value-type="float">
            <text:p>515285</text:p>
          </table:table-cell>
          <table:table-cell office:value-type="float" office:value="524.45404" calcext:value-type="float">
            <text:p>524.45404</text:p>
          </table:table-cell>
          <table:table-cell office:value-type="float" office:value="39429" calcext:value-type="float">
            <text:p>39429</text:p>
          </table:table-cell>
          <table:table-cell office:value-type="float" office:value="314.7152" calcext:value-type="float">
            <text:p>314.7152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50072" calcext:value-type="float">
            <text:p>50072</text:p>
          </table:table-cell>
          <table:table-cell office:value-type="float" office:value="56520" calcext:value-type="float">
            <text:p>56520</text:p>
          </table:table-cell>
          <table:table-cell office:value-type="float" office:value="763.8763" calcext:value-type="float">
            <text:p>763.8763</text:p>
          </table:table-cell>
          <table:table-cell office:value-type="float" office:value="76465" calcext:value-type="float">
            <text:p>76465</text:p>
          </table:table-cell>
          <table:table-cell office:value-type="float" office:value="491.26804" calcext:value-type="float">
            <text:p>491.26804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float" office:value="635732" calcext:value-type="float">
            <text:p>635732</text:p>
          </table:table-cell>
          <table:table-cell office:value-type="float" office:value="429283" calcext:value-type="float">
            <text:p>429283</text:p>
          </table:table-cell>
          <table:table-cell office:value-type="float" office:value="377.24628" calcext:value-type="float">
            <text:p>377.24628</text:p>
          </table:table-cell>
          <table:table-cell office:value-type="float" office:value="21092" calcext:value-type="float">
            <text:p>21092</text:p>
          </table:table-cell>
          <table:table-cell office:value-type="float" office:value="321.3678" calcext:value-type="float">
            <text:p>321.3678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30946" calcext:value-type="float">
            <text:p>230946</text:p>
          </table:table-cell>
          <table:table-cell office:value-type="float" office:value="477976" calcext:value-type="float">
            <text:p>477976</text:p>
          </table:table-cell>
          <table:table-cell office:value-type="float" office:value="212.9159" calcext:value-type="float">
            <text:p>212.9159</text:p>
          </table:table-cell>
          <table:table-cell office:value-type="float" office:value="25383" calcext:value-type="float">
            <text:p>25383</text:p>
          </table:table-cell>
          <table:table-cell office:value-type="float" office:value="468.7754" calcext:value-type="float">
            <text:p>468.7754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492432" calcext:value-type="float">
            <text:p>492432</text:p>
          </table:table-cell>
          <table:table-cell office:value-type="float" office:value="438894" calcext:value-type="float">
            <text:p>438894</text:p>
          </table:table-cell>
          <table:table-cell office:value-type="float" office:value="312.2627" calcext:value-type="float">
            <text:p>312.2627</text:p>
          </table:table-cell>
          <table:table-cell office:value-type="float" office:value="25947" calcext:value-type="float">
            <text:p>25947</text:p>
          </table:table-cell>
          <table:table-cell office:value-type="float" office:value="358.43094" calcext:value-type="float">
            <text:p>358.4309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421624" calcext:value-type="float">
            <text:p>421624</text:p>
          </table:table-cell>
          <table:table-cell office:value-type="float" office:value="429030" calcext:value-type="float">
            <text:p>429030</text:p>
          </table:table-cell>
          <table:table-cell office:value-type="float" office:value="314.89355" calcext:value-type="float">
            <text:p>314.89355</text:p>
          </table:table-cell>
          <table:table-cell office:value-type="float" office:value="36663" calcext:value-type="float">
            <text:p>36663</text:p>
          </table:table-cell>
          <table:table-cell office:value-type="float" office:value="470.2824" calcext:value-type="float">
            <text:p>470.2824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16524" calcext:value-type="float">
            <text:p>116524</text:p>
          </table:table-cell>
          <table:table-cell office:value-type="float" office:value="420593" calcext:value-type="float">
            <text:p>420593</text:p>
          </table:table-cell>
          <table:table-cell office:value-type="float" office:value="302.5947" calcext:value-type="float">
            <text:p>302.5947</text:p>
          </table:table-cell>
          <table:table-cell office:value-type="float" office:value="36194" calcext:value-type="float">
            <text:p>36194</text:p>
          </table:table-cell>
          <table:table-cell office:value-type="float" office:value="377.34167" calcext:value-type="float">
            <text:p>377.34167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317495" calcext:value-type="float">
            <text:p>317495</text:p>
          </table:table-cell>
          <table:table-cell office:value-type="float" office:value="483810" calcext:value-type="float">
            <text:p>483810</text:p>
          </table:table-cell>
          <table:table-cell office:value-type="float" office:value="521.75433" calcext:value-type="float">
            <text:p>521.75433</text:p>
          </table:table-cell>
          <table:table-cell office:value-type="float" office:value="39514" calcext:value-type="float">
            <text:p>39514</text:p>
          </table:table-cell>
          <table:table-cell office:value-type="float" office:value="395.42413" calcext:value-type="float">
            <text:p>395.42413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291673" calcext:value-type="float">
            <text:p>291673</text:p>
          </table:table-cell>
          <table:table-cell office:value-type="float" office:value="196435" calcext:value-type="float">
            <text:p>196435</text:p>
          </table:table-cell>
          <table:table-cell office:value-type="float" office:value="356.42584" calcext:value-type="float">
            <text:p>356.42584</text:p>
          </table:table-cell>
          <table:table-cell office:value-type="float" office:value="40881" calcext:value-type="float">
            <text:p>40881</text:p>
          </table:table-cell>
          <table:table-cell office:value-type="float" office:value="341.9709" calcext:value-type="float">
            <text:p>341.9709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632753" calcext:value-type="float">
            <text:p>632753</text:p>
          </table:table-cell>
          <table:table-cell office:value-type="float" office:value="431981" calcext:value-type="float">
            <text:p>431981</text:p>
          </table:table-cell>
          <table:table-cell office:value-type="float" office:value="341.14966" calcext:value-type="float">
            <text:p>341.14966</text:p>
          </table:table-cell>
          <table:table-cell office:value-type="float" office:value="17511" calcext:value-type="float">
            <text:p>17511</text:p>
          </table:table-cell>
          <table:table-cell office:value-type="float" office:value="309.871" calcext:value-type="float">
            <text:p>309.871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92937" calcext:value-type="float">
            <text:p>92937</text:p>
          </table:table-cell>
          <table:table-cell office:value-type="float" office:value="549530" calcext:value-type="float">
            <text:p>549530</text:p>
          </table:table-cell>
          <table:table-cell office:value-type="float" office:value="403.39944" calcext:value-type="float">
            <text:p>403.39944</text:p>
          </table:table-cell>
          <table:table-cell office:value-type="float" office:value="49083" calcext:value-type="float">
            <text:p>49083</text:p>
          </table:table-cell>
          <table:table-cell office:value-type="float" office:value="514.88385" calcext:value-type="float">
            <text:p>514.88385</text:p>
          </table:table-cell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float" office:value="270123" calcext:value-type="float">
            <text:p>270123</text:p>
          </table:table-cell>
          <table:table-cell office:value-type="float" office:value="341187" calcext:value-type="float">
            <text:p>341187</text:p>
          </table:table-cell>
          <table:table-cell office:value-type="float" office:value="173.81084" calcext:value-type="float">
            <text:p>173.81084</text:p>
          </table:table-cell>
          <table:table-cell office:value-type="float" office:value="16885" calcext:value-type="float">
            <text:p>16885</text:p>
          </table:table-cell>
          <table:table-cell office:value-type="float" office:value="335.55328" calcext:value-type="float">
            <text:p>335.5532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37747" calcext:value-type="float">
            <text:p>137747</text:p>
          </table:table-cell>
          <table:table-cell office:value-type="float" office:value="3726" calcext:value-type="float">
            <text:p>3726</text:p>
          </table:table-cell>
          <table:table-cell office:value-type="float" office:value="628.12726" calcext:value-type="float">
            <text:p>628.12726</text:p>
          </table:table-cell>
          <table:table-cell office:value-type="float" office:value="76981" calcext:value-type="float">
            <text:p>76981</text:p>
          </table:table-cell>
          <table:table-cell office:value-type="float" office:value="660.9439" calcext:value-type="float">
            <text:p>660.9439</text:p>
          </table:table-cell>
          <table:table-cell office:value-type="float" office:value="29428" calcext:value-type="float">
            <text:p>29428</text:p>
          </table:table-cell>
        </table:table-row>
        <table:table-row table:style-name="ro1">
          <table:table-cell office:value-type="float" office:value="33914" calcext:value-type="float">
            <text:p>33914</text:p>
          </table:table-cell>
          <table:table-cell office:value-type="float" office:value="622697" calcext:value-type="float">
            <text:p>622697</text:p>
          </table:table-cell>
          <table:table-cell office:value-type="float" office:value="334.219" calcext:value-type="float">
            <text:p>334.219</text:p>
          </table:table-cell>
          <table:table-cell office:value-type="float" office:value="36814" calcext:value-type="float">
            <text:p>36814</text:p>
          </table:table-cell>
          <table:table-cell office:value-type="float" office:value="496.1567" calcext:value-type="float">
            <text:p>496.1567</text:p>
          </table:table-cell>
          <table:table-cell office:value-type="float" office:value="17483" calcext:value-type="float">
            <text:p>17483</text:p>
          </table:table-cell>
        </table:table-row>
        <table:table-row table:style-name="ro1">
          <table:table-cell office:value-type="float" office:value="325299" calcext:value-type="float">
            <text:p>325299</text:p>
          </table:table-cell>
          <table:table-cell office:value-type="float" office:value="204941" calcext:value-type="float">
            <text:p>204941</text:p>
          </table:table-cell>
          <table:table-cell office:value-type="float" office:value="675.936" calcext:value-type="float">
            <text:p>675.936</text:p>
          </table:table-cell>
          <table:table-cell office:value-type="float" office:value="56411" calcext:value-type="float">
            <text:p>56411</text:p>
          </table:table-cell>
          <table:table-cell office:value-type="float" office:value="325.9851" calcext:value-type="float">
            <text:p>325.9851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62062" calcext:value-type="float">
            <text:p>162062</text:p>
          </table:table-cell>
          <table:table-cell office:value-type="float" office:value="401071" calcext:value-type="float">
            <text:p>401071</text:p>
          </table:table-cell>
          <table:table-cell office:value-type="float" office:value="918.88007" calcext:value-type="float">
            <text:p>918.88007</text:p>
          </table:table-cell>
          <table:table-cell office:value-type="float" office:value="89725" calcext:value-type="float">
            <text:p>89725</text:p>
          </table:table-cell>
          <table:table-cell office:value-type="float" office:value="346.76086" calcext:value-type="float">
            <text:p>346.76086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153207" calcext:value-type="float">
            <text:p>153207</text:p>
          </table:table-cell>
          <table:table-cell office:value-type="float" office:value="402894" calcext:value-type="float">
            <text:p>402894</text:p>
          </table:table-cell>
          <table:table-cell office:value-type="float" office:value="231.02727" calcext:value-type="float">
            <text:p>231.02727</text:p>
          </table:table-cell>
          <table:table-cell office:value-type="float" office:value="24997" calcext:value-type="float">
            <text:p>24997</text:p>
          </table:table-cell>
          <table:table-cell office:value-type="float" office:value="311.7656" calcext:value-type="float">
            <text:p>311.7656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634326" calcext:value-type="float">
            <text:p>634326</text:p>
          </table:table-cell>
          <table:table-cell office:value-type="float" office:value="514153" calcext:value-type="float">
            <text:p>514153</text:p>
          </table:table-cell>
          <table:table-cell office:value-type="float" office:value="456.9459" calcext:value-type="float">
            <text:p>456.9459</text:p>
          </table:table-cell>
          <table:table-cell office:value-type="float" office:value="35724" calcext:value-type="float">
            <text:p>35724</text:p>
          </table:table-cell>
          <table:table-cell office:value-type="float" office:value="313.379" calcext:value-type="float">
            <text:p>313.379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521990" calcext:value-type="float">
            <text:p>521990</text:p>
          </table:table-cell>
          <table:table-cell office:value-type="float" office:value="457941" calcext:value-type="float">
            <text:p>457941</text:p>
          </table:table-cell>
          <table:table-cell office:value-type="float" office:value="212.13998" calcext:value-type="float">
            <text:p>212.13998</text:p>
          </table:table-cell>
          <table:table-cell office:value-type="float" office:value="22657" calcext:value-type="float">
            <text:p>22657</text:p>
          </table:table-cell>
          <table:table-cell office:value-type="float" office:value="365.02054" calcext:value-type="float">
            <text:p>365.02054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439293" calcext:value-type="float">
            <text:p>439293</text:p>
          </table:table-cell>
          <table:table-cell office:value-type="float" office:value="446803" calcext:value-type="float">
            <text:p>446803</text:p>
          </table:table-cell>
          <table:table-cell office:value-type="float" office:value="269.44904" calcext:value-type="float">
            <text:p>269.44904</text:p>
          </table:table-cell>
          <table:table-cell office:value-type="float" office:value="13306" calcext:value-type="float">
            <text:p>13306</text:p>
          </table:table-cell>
          <table:table-cell office:value-type="float" office:value="310.67728" calcext:value-type="float">
            <text:p>310.6772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78644" calcext:value-type="float">
            <text:p>78644</text:p>
          </table:table-cell>
          <table:table-cell office:value-type="float" office:value="177967" calcext:value-type="float">
            <text:p>177967</text:p>
          </table:table-cell>
          <table:table-cell office:value-type="float" office:value="690.3282" calcext:value-type="float">
            <text:p>690.3282</text:p>
          </table:table-cell>
          <table:table-cell office:value-type="float" office:value="83976" calcext:value-type="float">
            <text:p>83976</text:p>
          </table:table-cell>
          <table:table-cell office:value-type="float" office:value="374.70227" calcext:value-type="float">
            <text:p>374.70227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167721" calcext:value-type="float">
            <text:p>167721</text:p>
          </table:table-cell>
          <table:table-cell office:value-type="float" office:value="86980" calcext:value-type="float">
            <text:p>86980</text:p>
          </table:table-cell>
          <table:table-cell office:value-type="float" office:value="398.71884" calcext:value-type="float">
            <text:p>398.71884</text:p>
          </table:table-cell>
          <table:table-cell office:value-type="float" office:value="23910" calcext:value-type="float">
            <text:p>23910</text:p>
          </table:table-cell>
          <table:table-cell office:value-type="float" office:value="383.06476" calcext:value-type="float">
            <text:p>383.06476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float" office:value="214240" calcext:value-type="float">
            <text:p>214240</text:p>
          </table:table-cell>
          <table:table-cell office:value-type="float" office:value="140568" calcext:value-type="float">
            <text:p>140568</text:p>
          </table:table-cell>
          <table:table-cell office:value-type="float" office:value="341.94925" calcext:value-type="float">
            <text:p>341.94925</text:p>
          </table:table-cell>
          <table:table-cell office:value-type="float" office:value="39218" calcext:value-type="float">
            <text:p>39218</text:p>
          </table:table-cell>
          <table:table-cell office:value-type="float" office:value="536.1662" calcext:value-type="float">
            <text:p>536.1662</text:p>
          </table:table-cell>
          <table:table-cell office:value-type="float" office:value="11123" calcext:value-type="float">
            <text:p>11123</text:p>
          </table:table-cell>
        </table:table-row>
        <table:table-row table:style-name="ro1">
          <table:table-cell office:value-type="float" office:value="431277" calcext:value-type="float">
            <text:p>431277</text:p>
          </table:table-cell>
          <table:table-cell office:value-type="float" office:value="256793" calcext:value-type="float">
            <text:p>256793</text:p>
          </table:table-cell>
          <table:table-cell office:value-type="float" office:value="245.39223" calcext:value-type="float">
            <text:p>245.39223</text:p>
          </table:table-cell>
          <table:table-cell office:value-type="float" office:value="28238" calcext:value-type="float">
            <text:p>28238</text:p>
          </table:table-cell>
          <table:table-cell office:value-type="float" office:value="325.09222" calcext:value-type="float">
            <text:p>325.09222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372120" calcext:value-type="float">
            <text:p>372120</text:p>
          </table:table-cell>
          <table:table-cell office:value-type="float" office:value="475.571" calcext:value-type="float">
            <text:p>475.571</text:p>
          </table:table-cell>
          <table:table-cell office:value-type="float" office:value="34316" calcext:value-type="float">
            <text:p>34316</text:p>
          </table:table-cell>
          <table:table-cell office:value-type="float" office:value="348.2688" calcext:value-type="float">
            <text:p>348.2688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148750" calcext:value-type="float">
            <text:p>148750</text:p>
          </table:table-cell>
          <table:table-cell office:value-type="float" office:value="627907" calcext:value-type="float">
            <text:p>627907</text:p>
          </table:table-cell>
          <table:table-cell office:value-type="float" office:value="394.3648" calcext:value-type="float">
            <text:p>394.3648</text:p>
          </table:table-cell>
          <table:table-cell office:value-type="float" office:value="21689" calcext:value-type="float">
            <text:p>21689</text:p>
          </table:table-cell>
          <table:table-cell office:value-type="float" office:value="321.99026" calcext:value-type="float">
            <text:p>321.99026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299776" calcext:value-type="float">
            <text:p>299776</text:p>
          </table:table-cell>
          <table:table-cell office:value-type="float" office:value="358173" calcext:value-type="float">
            <text:p>358173</text:p>
          </table:table-cell>
          <table:table-cell office:value-type="float" office:value="389.55804" calcext:value-type="float">
            <text:p>389.55804</text:p>
          </table:table-cell>
          <table:table-cell office:value-type="float" office:value="27560" calcext:value-type="float">
            <text:p>27560</text:p>
          </table:table-cell>
          <table:table-cell office:value-type="float" office:value="336.82397" calcext:value-type="float">
            <text:p>336.82397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472945" calcext:value-type="float">
            <text:p>472945</text:p>
          </table:table-cell>
          <table:table-cell office:value-type="float" office:value="488252" calcext:value-type="float">
            <text:p>488252</text:p>
          </table:table-cell>
          <table:table-cell office:value-type="float" office:value="490.64453" calcext:value-type="float">
            <text:p>490.64453</text:p>
          </table:table-cell>
          <table:table-cell office:value-type="float" office:value="59334" calcext:value-type="float">
            <text:p>59334</text:p>
          </table:table-cell>
          <table:table-cell office:value-type="float" office:value="335.43857" calcext:value-type="float">
            <text:p>335.43857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394112" calcext:value-type="float">
            <text:p>394112</text:p>
          </table:table-cell>
          <table:table-cell office:value-type="float" office:value="117517" calcext:value-type="float">
            <text:p>117517</text:p>
          </table:table-cell>
          <table:table-cell office:value-type="float" office:value="410.6475" calcext:value-type="float">
            <text:p>410.6475</text:p>
          </table:table-cell>
          <table:table-cell office:value-type="float" office:value="26266" calcext:value-type="float">
            <text:p>26266</text:p>
          </table:table-cell>
          <table:table-cell office:value-type="float" office:value="398.66553" calcext:value-type="float">
            <text:p>398.66553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490193" calcext:value-type="float">
            <text:p>490193</text:p>
          </table:table-cell>
          <table:table-cell office:value-type="float" office:value="350579" calcext:value-type="float">
            <text:p>350579</text:p>
          </table:table-cell>
          <table:table-cell office:value-type="float" office:value="395.96863" calcext:value-type="float">
            <text:p>395.96863</text:p>
          </table:table-cell>
          <table:table-cell office:value-type="float" office:value="46121" calcext:value-type="float">
            <text:p>46121</text:p>
          </table:table-cell>
          <table:table-cell office:value-type="float" office:value="343.18256" calcext:value-type="float">
            <text:p>343.18256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275957" calcext:value-type="float">
            <text:p>275957</text:p>
          </table:table-cell>
          <table:table-cell office:value-type="float" office:value="606065" calcext:value-type="float">
            <text:p>606065</text:p>
          </table:table-cell>
          <table:table-cell office:value-type="float" office:value="527.3486" calcext:value-type="float">
            <text:p>527.3486</text:p>
          </table:table-cell>
          <table:table-cell office:value-type="float" office:value="37938" calcext:value-type="float">
            <text:p>37938</text:p>
          </table:table-cell>
          <table:table-cell office:value-type="float" office:value="351.59253" calcext:value-type="float">
            <text:p>351.59253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387005" calcext:value-type="float">
            <text:p>387005</text:p>
          </table:table-cell>
          <table:table-cell office:value-type="float" office:value="582269" calcext:value-type="float">
            <text:p>582269</text:p>
          </table:table-cell>
          <table:table-cell office:value-type="float" office:value="328.51147" calcext:value-type="float">
            <text:p>328.51147</text:p>
          </table:table-cell>
          <table:table-cell office:value-type="float" office:value="20460" calcext:value-type="float">
            <text:p>20460</text:p>
          </table:table-cell>
          <table:table-cell office:value-type="float" office:value="366.88654" calcext:value-type="float">
            <text:p>366.88654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439880" calcext:value-type="float">
            <text:p>439880</text:p>
          </table:table-cell>
          <table:table-cell office:value-type="float" office:value="74001" calcext:value-type="float">
            <text:p>74001</text:p>
          </table:table-cell>
          <table:table-cell office:value-type="float" office:value="823.61554" calcext:value-type="float">
            <text:p>823.61554</text:p>
          </table:table-cell>
          <table:table-cell office:value-type="float" office:value="75447" calcext:value-type="float">
            <text:p>75447</text:p>
          </table:table-cell>
          <table:table-cell office:value-type="float" office:value="414.59903" calcext:value-type="float">
            <text:p>414.59903</text:p>
          </table:table-cell>
          <table:table-cell office:value-type="float" office:value="13037" calcext:value-type="float">
            <text:p>13037</text:p>
          </table:table-cell>
        </table:table-row>
        <table:table-row table:style-name="ro1">
          <table:table-cell office:value-type="float" office:value="567133" calcext:value-type="float">
            <text:p>567133</text:p>
          </table:table-cell>
          <table:table-cell office:value-type="float" office:value="150300" calcext:value-type="float">
            <text:p>150300</text:p>
          </table:table-cell>
          <table:table-cell office:value-type="float" office:value="195.16478" calcext:value-type="float">
            <text:p>195.16478</text:p>
          </table:table-cell>
          <table:table-cell office:value-type="float" office:value="23263" calcext:value-type="float">
            <text:p>23263</text:p>
          </table:table-cell>
          <table:table-cell office:value-type="float" office:value="528.94556" calcext:value-type="float">
            <text:p>528.94556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76583" calcext:value-type="float">
            <text:p>76583</text:p>
          </table:table-cell>
          <table:table-cell office:value-type="float" office:value="337436" calcext:value-type="float">
            <text:p>337436</text:p>
          </table:table-cell>
          <table:table-cell office:value-type="float" office:value="317.55273" calcext:value-type="float">
            <text:p>317.55273</text:p>
          </table:table-cell>
          <table:table-cell office:value-type="float" office:value="38052" calcext:value-type="float">
            <text:p>38052</text:p>
          </table:table-cell>
          <table:table-cell office:value-type="float" office:value="379.2447" calcext:value-type="float">
            <text:p>379.2447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299503" calcext:value-type="float">
            <text:p>299503</text:p>
          </table:table-cell>
          <table:table-cell office:value-type="float" office:value="315386" calcext:value-type="float">
            <text:p>315386</text:p>
          </table:table-cell>
          <table:table-cell office:value-type="float" office:value="192.57596" calcext:value-type="float">
            <text:p>192.57596</text:p>
          </table:table-cell>
          <table:table-cell office:value-type="float" office:value="21598" calcext:value-type="float">
            <text:p>21598</text:p>
          </table:table-cell>
          <table:table-cell office:value-type="float" office:value="334.07114" calcext:value-type="float">
            <text:p>334.07114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556194" calcext:value-type="float">
            <text:p>556194</text:p>
          </table:table-cell>
          <table:table-cell office:value-type="float" office:value="33615" calcext:value-type="float">
            <text:p>33615</text:p>
          </table:table-cell>
          <table:table-cell office:value-type="float" office:value="345.3384" calcext:value-type="float">
            <text:p>345.3384</text:p>
          </table:table-cell>
          <table:table-cell office:value-type="float" office:value="18280" calcext:value-type="float">
            <text:p>18280</text:p>
          </table:table-cell>
          <table:table-cell office:value-type="float" office:value="322.99942" calcext:value-type="float">
            <text:p>322.99942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208438" calcext:value-type="float">
            <text:p>208438</text:p>
          </table:table-cell>
          <table:table-cell office:value-type="float" office:value="477423" calcext:value-type="float">
            <text:p>477423</text:p>
          </table:table-cell>
          <table:table-cell office:value-type="float" office:value="304.7402" calcext:value-type="float">
            <text:p>304.7402</text:p>
          </table:table-cell>
          <table:table-cell office:value-type="float" office:value="33456" calcext:value-type="float">
            <text:p>33456</text:p>
          </table:table-cell>
          <table:table-cell office:value-type="float" office:value="492.89313" calcext:value-type="float">
            <text:p>492.89313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650242" calcext:value-type="float">
            <text:p>650242</text:p>
          </table:table-cell>
          <table:table-cell office:value-type="float" office:value="191400" calcext:value-type="float">
            <text:p>191400</text:p>
          </table:table-cell>
          <table:table-cell office:value-type="float" office:value="225.61597" calcext:value-type="float">
            <text:p>225.61597</text:p>
          </table:table-cell>
          <table:table-cell office:value-type="float" office:value="20138" calcext:value-type="float">
            <text:p>20138</text:p>
          </table:table-cell>
          <table:table-cell office:value-type="float" office:value="383.60754" calcext:value-type="float">
            <text:p>383.60754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390987" calcext:value-type="float">
            <text:p>390987</text:p>
          </table:table-cell>
          <table:table-cell office:value-type="float" office:value="14185" calcext:value-type="float">
            <text:p>14185</text:p>
          </table:table-cell>
          <table:table-cell office:value-type="float" office:value="289.58206" calcext:value-type="float">
            <text:p>289.58206</text:p>
          </table:table-cell>
          <table:table-cell office:value-type="float" office:value="33053" calcext:value-type="float">
            <text:p>33053</text:p>
          </table:table-cell>
          <table:table-cell office:value-type="float" office:value="404.68875" calcext:value-type="float">
            <text:p>404.68875</text:p>
          </table:table-cell>
          <table:table-cell office:value-type="float" office:value="12967" calcext:value-type="float">
            <text:p>12967</text:p>
          </table:table-cell>
        </table:table-row>
        <table:table-row table:style-name="ro1">
          <table:table-cell office:value-type="float" office:value="194104" calcext:value-type="float">
            <text:p>194104</text:p>
          </table:table-cell>
          <table:table-cell office:value-type="float" office:value="402121" calcext:value-type="float">
            <text:p>402121</text:p>
          </table:table-cell>
          <table:table-cell office:value-type="float" office:value="693.50964" calcext:value-type="float">
            <text:p>693.50964</text:p>
          </table:table-cell>
          <table:table-cell office:value-type="float" office:value="59306" calcext:value-type="float">
            <text:p>59306</text:p>
          </table:table-cell>
          <table:table-cell office:value-type="float" office:value="5724.638" calcext:value-type="float">
            <text:p>5724.638</text:p>
          </table:table-cell>
          <table:table-cell office:value-type="float" office:value="648388" calcext:value-type="float">
            <text:p>648388</text:p>
          </table:table-cell>
        </table:table-row>
        <table:table-row table:style-name="ro1">
          <table:table-cell office:value-type="float" office:value="196111" calcext:value-type="float">
            <text:p>196111</text:p>
          </table:table-cell>
          <table:table-cell office:value-type="float" office:value="38836" calcext:value-type="float">
            <text:p>38836</text:p>
          </table:table-cell>
          <table:table-cell office:value-type="float" office:value="365.17133" calcext:value-type="float">
            <text:p>365.17133</text:p>
          </table:table-cell>
          <table:table-cell office:value-type="float" office:value="18526" calcext:value-type="float">
            <text:p>18526</text:p>
          </table:table-cell>
          <table:table-cell office:value-type="float" office:value="381.25012" calcext:value-type="float">
            <text:p>381.25012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347817" calcext:value-type="float">
            <text:p>347817</text:p>
          </table:table-cell>
          <table:table-cell office:value-type="float" office:value="254233" calcext:value-type="float">
            <text:p>254233</text:p>
          </table:table-cell>
          <table:table-cell office:value-type="float" office:value="349.69168" calcext:value-type="float">
            <text:p>349.69168</text:p>
          </table:table-cell>
          <table:table-cell office:value-type="float" office:value="38235" calcext:value-type="float">
            <text:p>38235</text:p>
          </table:table-cell>
          <table:table-cell office:value-type="float" office:value="394.13672" calcext:value-type="float">
            <text:p>394.1367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30829" calcext:value-type="float">
            <text:p>30829</text:p>
          </table:table-cell>
          <table:table-cell office:value-type="float" office:value="173012" calcext:value-type="float">
            <text:p>173012</text:p>
          </table:table-cell>
          <table:table-cell office:value-type="float" office:value="855.8188" calcext:value-type="float">
            <text:p>855.8188</text:p>
          </table:table-cell>
          <table:table-cell office:value-type="float" office:value="73267" calcext:value-type="float">
            <text:p>73267</text:p>
          </table:table-cell>
          <table:table-cell office:value-type="float" office:value="414.046" calcext:value-type="float">
            <text:p>414.046</text:p>
          </table:table-cell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float" office:value="358945" calcext:value-type="float">
            <text:p>358945</text:p>
          </table:table-cell>
          <table:table-cell office:value-type="float" office:value="295410" calcext:value-type="float">
            <text:p>295410</text:p>
          </table:table-cell>
          <table:table-cell office:value-type="float" office:value="423.13504" calcext:value-type="float">
            <text:p>423.13504</text:p>
          </table:table-cell>
          <table:table-cell office:value-type="float" office:value="50383" calcext:value-type="float">
            <text:p>50383</text:p>
          </table:table-cell>
          <table:table-cell office:value-type="float" office:value="357.63818" calcext:value-type="float">
            <text:p>357.63818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478386" calcext:value-type="float">
            <text:p>478386</text:p>
          </table:table-cell>
          <table:table-cell office:value-type="float" office:value="438600" calcext:value-type="float">
            <text:p>438600</text:p>
          </table:table-cell>
          <table:table-cell office:value-type="float" office:value="507.30377" calcext:value-type="float">
            <text:p>507.30377</text:p>
          </table:table-cell>
          <table:table-cell office:value-type="float" office:value="35391" calcext:value-type="float">
            <text:p>35391</text:p>
          </table:table-cell>
          <table:table-cell office:value-type="float" office:value="354.0567" calcext:value-type="float">
            <text:p>354.0567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33432" calcext:value-type="float">
            <text:p>533432</text:p>
          </table:table-cell>
          <table:table-cell office:value-type="float" office:value="533292" calcext:value-type="float">
            <text:p>533292</text:p>
          </table:table-cell>
          <table:table-cell office:value-type="float" office:value="417.62558" calcext:value-type="float">
            <text:p>417.62558</text:p>
          </table:table-cell>
          <table:table-cell office:value-type="float" office:value="27070" calcext:value-type="float">
            <text:p>27070</text:p>
          </table:table-cell>
          <table:table-cell office:value-type="float" office:value="401.59433" calcext:value-type="float">
            <text:p>401.59433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354247" calcext:value-type="float">
            <text:p>354247</text:p>
          </table:table-cell>
          <table:table-cell office:value-type="float" office:value="311532" calcext:value-type="float">
            <text:p>311532</text:p>
          </table:table-cell>
          <table:table-cell office:value-type="float" office:value="311.85226" calcext:value-type="float">
            <text:p>311.85226</text:p>
          </table:table-cell>
          <table:table-cell office:value-type="float" office:value="36464" calcext:value-type="float">
            <text:p>36464</text:p>
          </table:table-cell>
          <table:table-cell office:value-type="float" office:value="354.8854" calcext:value-type="float">
            <text:p>354.8854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399260" calcext:value-type="float">
            <text:p>399260</text:p>
          </table:table-cell>
          <table:table-cell office:value-type="float" office:value="314641" calcext:value-type="float">
            <text:p>314641</text:p>
          </table:table-cell>
          <table:table-cell office:value-type="float" office:value="351.25784" calcext:value-type="float">
            <text:p>351.25784</text:p>
          </table:table-cell>
          <table:table-cell office:value-type="float" office:value="19383" calcext:value-type="float">
            <text:p>19383</text:p>
          </table:table-cell>
          <table:table-cell office:value-type="float" office:value="322.62854" calcext:value-type="float">
            <text:p>322.62854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355801" calcext:value-type="float">
            <text:p>355801</text:p>
          </table:table-cell>
          <table:table-cell office:value-type="float" office:value="343525" calcext:value-type="float">
            <text:p>343525</text:p>
          </table:table-cell>
          <table:table-cell office:value-type="float" office:value="231.4515" calcext:value-type="float">
            <text:p>231.4515</text:p>
          </table:table-cell>
          <table:table-cell office:value-type="float" office:value="27630" calcext:value-type="float">
            <text:p>27630</text:p>
          </table:table-cell>
          <table:table-cell office:value-type="float" office:value="458.35565" calcext:value-type="float">
            <text:p>458.35565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63385" calcext:value-type="float">
            <text:p>163385</text:p>
          </table:table-cell>
          <table:table-cell office:value-type="float" office:value="516087" calcext:value-type="float">
            <text:p>516087</text:p>
          </table:table-cell>
          <table:table-cell office:value-type="float" office:value="205.10916" calcext:value-type="float">
            <text:p>205.10916</text:p>
          </table:table-cell>
          <table:table-cell office:value-type="float" office:value="22964" calcext:value-type="float">
            <text:p>22964</text:p>
          </table:table-cell>
          <table:table-cell office:value-type="float" office:value="376.07928" calcext:value-type="float">
            <text:p>376.07928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207261" calcext:value-type="float">
            <text:p>207261</text:p>
          </table:table-cell>
          <table:table-cell office:value-type="float" office:value="577894" calcext:value-type="float">
            <text:p>577894</text:p>
          </table:table-cell>
          <table:table-cell office:value-type="float" office:value="638.9238" calcext:value-type="float">
            <text:p>638.9238</text:p>
          </table:table-cell>
          <table:table-cell office:value-type="float" office:value="55480" calcext:value-type="float">
            <text:p>55480</text:p>
          </table:table-cell>
          <table:table-cell office:value-type="float" office:value="437.13074" calcext:value-type="float">
            <text:p>437.13074</text:p>
          </table:table-cell>
          <table:table-cell office:value-type="float" office:value="17657" calcext:value-type="float">
            <text:p>17657</text:p>
          </table:table-cell>
        </table:table-row>
        <table:table-row table:style-name="ro1">
          <table:table-cell office:value-type="float" office:value="582923" calcext:value-type="float">
            <text:p>582923</text:p>
          </table:table-cell>
          <table:table-cell office:value-type="float" office:value="414940" calcext:value-type="float">
            <text:p>414940</text:p>
          </table:table-cell>
          <table:table-cell office:value-type="float" office:value="143.01764" calcext:value-type="float">
            <text:p>143.01764</text:p>
          </table:table-cell>
          <table:table-cell office:value-type="float" office:value="9508" calcext:value-type="float">
            <text:p>9508</text:p>
          </table:table-cell>
          <table:table-cell office:value-type="float" office:value="310.00226" calcext:value-type="float">
            <text:p>310.0022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float" office:value="266993" calcext:value-type="float">
            <text:p>266993</text:p>
          </table:table-cell>
          <table:table-cell office:value-type="float" office:value="771.9326" calcext:value-type="float">
            <text:p>771.9326</text:p>
          </table:table-cell>
          <table:table-cell office:value-type="float" office:value="79422" calcext:value-type="float">
            <text:p>79422</text:p>
          </table:table-cell>
          <table:table-cell office:value-type="float" office:value="309.44336" calcext:value-type="float">
            <text:p>309.44336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12805" calcext:value-type="float">
            <text:p>112805</text:p>
          </table:table-cell>
          <table:table-cell office:value-type="float" office:value="276628" calcext:value-type="float">
            <text:p>276628</text:p>
          </table:table-cell>
          <table:table-cell office:value-type="float" office:value="495.05853" calcext:value-type="float">
            <text:p>495.05853</text:p>
          </table:table-cell>
          <table:table-cell office:value-type="float" office:value="58362" calcext:value-type="float">
            <text:p>58362</text:p>
          </table:table-cell>
          <table:table-cell office:value-type="float" office:value="324.05664" calcext:value-type="float">
            <text:p>324.05664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14743" calcext:value-type="float">
            <text:p>214743</text:p>
          </table:table-cell>
          <table:table-cell office:value-type="float" office:value="332785" calcext:value-type="float">
            <text:p>332785</text:p>
          </table:table-cell>
          <table:table-cell office:value-type="float" office:value="567.1259" calcext:value-type="float">
            <text:p>567.1259</text:p>
          </table:table-cell>
          <table:table-cell office:value-type="float" office:value="46880" calcext:value-type="float">
            <text:p>46880</text:p>
          </table:table-cell>
          <table:table-cell office:value-type="float" office:value="385.9344" calcext:value-type="float">
            <text:p>385.9344</text:p>
          </table:table-cell>
          <table:table-cell office:value-type="float" office:value="10419" calcext:value-type="float">
            <text:p>10419</text:p>
          </table:table-cell>
        </table:table-row>
        <table:table-row table:style-name="ro1">
          <table:table-cell office:value-type="float" office:value="298980" calcext:value-type="float">
            <text:p>298980</text:p>
          </table:table-cell>
          <table:table-cell office:value-type="float" office:value="497719" calcext:value-type="float">
            <text:p>497719</text:p>
          </table:table-cell>
          <table:table-cell office:value-type="float" office:value="419.36493" calcext:value-type="float">
            <text:p>419.36493</text:p>
          </table:table-cell>
          <table:table-cell office:value-type="float" office:value="29065" calcext:value-type="float">
            <text:p>29065</text:p>
          </table:table-cell>
          <table:table-cell office:value-type="float" office:value="330.7862" calcext:value-type="float">
            <text:p>330.7862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float" office:value="379083" calcext:value-type="float">
            <text:p>379083</text:p>
          </table:table-cell>
          <table:table-cell office:value-type="float" office:value="493.84238" calcext:value-type="float">
            <text:p>493.84238</text:p>
          </table:table-cell>
          <table:table-cell office:value-type="float" office:value="40045" calcext:value-type="float">
            <text:p>40045</text:p>
          </table:table-cell>
          <table:table-cell office:value-type="float" office:value="319.79474" calcext:value-type="float">
            <text:p>319.79474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72250" calcext:value-type="float">
            <text:p>172250</text:p>
          </table:table-cell>
          <table:table-cell office:value-type="float" office:value="99172" calcext:value-type="float">
            <text:p>99172</text:p>
          </table:table-cell>
          <table:table-cell office:value-type="float" office:value="145.32365" calcext:value-type="float">
            <text:p>145.32365</text:p>
          </table:table-cell>
          <table:table-cell office:value-type="float" office:value="17034" calcext:value-type="float">
            <text:p>17034</text:p>
          </table:table-cell>
          <table:table-cell office:value-type="float" office:value="315.98837" calcext:value-type="float">
            <text:p>315.98837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273578" calcext:value-type="float">
            <text:p>273578</text:p>
          </table:table-cell>
          <table:table-cell office:value-type="float" office:value="582451" calcext:value-type="float">
            <text:p>582451</text:p>
          </table:table-cell>
          <table:table-cell office:value-type="float" office:value="388.18015" calcext:value-type="float">
            <text:p>388.18015</text:p>
          </table:table-cell>
          <table:table-cell office:value-type="float" office:value="23949" calcext:value-type="float">
            <text:p>23949</text:p>
          </table:table-cell>
          <table:table-cell office:value-type="float" office:value="330.00302" calcext:value-type="float">
            <text:p>330.00302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46667" calcext:value-type="float">
            <text:p>46667</text:p>
          </table:table-cell>
          <table:table-cell office:value-type="float" office:value="226.12556" calcext:value-type="float">
            <text:p>226.12556</text:p>
          </table:table-cell>
          <table:table-cell office:value-type="float" office:value="27921" calcext:value-type="float">
            <text:p>27921</text:p>
          </table:table-cell>
          <table:table-cell office:value-type="float" office:value="307.77783" calcext:value-type="float">
            <text:p>307.7778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42496" calcext:value-type="float">
            <text:p>142496</text:p>
          </table:table-cell>
          <table:table-cell office:value-type="float" office:value="43684" calcext:value-type="float">
            <text:p>43684</text:p>
          </table:table-cell>
          <table:table-cell office:value-type="float" office:value="470.3488" calcext:value-type="float">
            <text:p>470.3488</text:p>
          </table:table-cell>
          <table:table-cell office:value-type="float" office:value="35185" calcext:value-type="float">
            <text:p>35185</text:p>
          </table:table-cell>
          <table:table-cell office:value-type="float" office:value="402.9658" calcext:value-type="float">
            <text:p>402.9658</text:p>
          </table:table-cell>
          <table:table-cell office:value-type="float" office:value="11873" calcext:value-type="float">
            <text:p>11873</text:p>
          </table:table-cell>
        </table:table-row>
        <table:table-row table:style-name="ro1">
          <table:table-cell office:value-type="float" office:value="22860" calcext:value-type="float">
            <text:p>22860</text:p>
          </table:table-cell>
          <table:table-cell office:value-type="float" office:value="626826" calcext:value-type="float">
            <text:p>626826</text:p>
          </table:table-cell>
          <table:table-cell office:value-type="float" office:value="435.1803" calcext:value-type="float">
            <text:p>435.1803</text:p>
          </table:table-cell>
          <table:table-cell office:value-type="float" office:value="33200" calcext:value-type="float">
            <text:p>33200</text:p>
          </table:table-cell>
          <table:table-cell office:value-type="float" office:value="332.02957" calcext:value-type="float">
            <text:p>332.02957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404680" calcext:value-type="float">
            <text:p>404680</text:p>
          </table:table-cell>
          <table:table-cell office:value-type="float" office:value="409758" calcext:value-type="float">
            <text:p>409758</text:p>
          </table:table-cell>
          <table:table-cell office:value-type="float" office:value="148.8838" calcext:value-type="float">
            <text:p>148.8838</text:p>
          </table:table-cell>
          <table:table-cell office:value-type="float" office:value="17334" calcext:value-type="float">
            <text:p>17334</text:p>
          </table:table-cell>
          <table:table-cell office:value-type="float" office:value="328.07797" calcext:value-type="float">
            <text:p>328.07797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421072" calcext:value-type="float">
            <text:p>421072</text:p>
          </table:table-cell>
          <table:table-cell office:value-type="float" office:value="240787" calcext:value-type="float">
            <text:p>240787</text:p>
          </table:table-cell>
          <table:table-cell office:value-type="float" office:value="320.4657" calcext:value-type="float">
            <text:p>320.4657</text:p>
          </table:table-cell>
          <table:table-cell office:value-type="float" office:value="16247" calcext:value-type="float">
            <text:p>16247</text:p>
          </table:table-cell>
          <table:table-cell office:value-type="float" office:value="339.66852" calcext:value-type="float">
            <text:p>339.66852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598581" calcext:value-type="float">
            <text:p>598581</text:p>
          </table:table-cell>
          <table:table-cell office:value-type="float" office:value="222016" calcext:value-type="float">
            <text:p>222016</text:p>
          </table:table-cell>
          <table:table-cell office:value-type="float" office:value="347.88254" calcext:value-type="float">
            <text:p>347.88254</text:p>
          </table:table-cell>
          <table:table-cell office:value-type="float" office:value="25298" calcext:value-type="float">
            <text:p>25298</text:p>
          </table:table-cell>
          <table:table-cell office:value-type="float" office:value="353.61047" calcext:value-type="float">
            <text:p>353.61047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456273" calcext:value-type="float">
            <text:p>456273</text:p>
          </table:table-cell>
          <table:table-cell office:value-type="float" office:value="632143" calcext:value-type="float">
            <text:p>632143</text:p>
          </table:table-cell>
          <table:table-cell office:value-type="float" office:value="287.5002" calcext:value-type="float">
            <text:p>287.5002</text:p>
          </table:table-cell>
          <table:table-cell office:value-type="float" office:value="33683" calcext:value-type="float">
            <text:p>33683</text:p>
          </table:table-cell>
          <table:table-cell office:value-type="float" office:value="473.37848" calcext:value-type="float">
            <text:p>473.37848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326600" calcext:value-type="float">
            <text:p>326600</text:p>
          </table:table-cell>
          <table:table-cell office:value-type="float" office:value="585615" calcext:value-type="float">
            <text:p>585615</text:p>
          </table:table-cell>
          <table:table-cell office:value-type="float" office:value="581.82983" calcext:value-type="float">
            <text:p>581.82983</text:p>
          </table:table-cell>
          <table:table-cell office:value-type="float" office:value="73221" calcext:value-type="float">
            <text:p>73221</text:p>
          </table:table-cell>
          <table:table-cell office:value-type="float" office:value="654.4195" calcext:value-type="float">
            <text:p>654.4195</text:p>
          </table:table-cell>
          <table:table-cell office:value-type="float" office:value="29437" calcext:value-type="float">
            <text:p>29437</text:p>
          </table:table-cell>
        </table:table-row>
        <table:table-row table:style-name="ro1">
          <table:table-cell office:value-type="float" office:value="501742" calcext:value-type="float">
            <text:p>501742</text:p>
          </table:table-cell>
          <table:table-cell office:value-type="float" office:value="541326" calcext:value-type="float">
            <text:p>541326</text:p>
          </table:table-cell>
          <table:table-cell office:value-type="float" office:value="176.94054" calcext:value-type="float">
            <text:p>176.94054</text:p>
          </table:table-cell>
          <table:table-cell office:value-type="float" office:value="19619" calcext:value-type="float">
            <text:p>19619</text:p>
          </table:table-cell>
          <table:table-cell office:value-type="float" office:value="369.17004" calcext:value-type="float">
            <text:p>369.17004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float" office:value="159729" calcext:value-type="float">
            <text:p>159729</text:p>
          </table:table-cell>
          <table:table-cell office:value-type="float" office:value="242205" calcext:value-type="float">
            <text:p>242205</text:p>
          </table:table-cell>
          <table:table-cell office:value-type="float" office:value="185.48709" calcext:value-type="float">
            <text:p>185.48709</text:p>
          </table:table-cell>
          <table:table-cell office:value-type="float" office:value="22593" calcext:value-type="float">
            <text:p>22593</text:p>
          </table:table-cell>
          <table:table-cell office:value-type="float" office:value="5754.3193" calcext:value-type="float">
            <text:p>5754.3193</text:p>
          </table:table-cell>
          <table:table-cell office:value-type="float" office:value="648388" calcext:value-type="float">
            <text:p>648388</text:p>
          </table:table-cell>
        </table:table-row>
        <table:table-row table:style-name="ro1">
          <table:table-cell office:value-type="float" office:value="199093" calcext:value-type="float">
            <text:p>199093</text:p>
          </table:table-cell>
          <table:table-cell office:value-type="float" office:value="115963" calcext:value-type="float">
            <text:p>115963</text:p>
          </table:table-cell>
          <table:table-cell office:value-type="float" office:value="343.92508" calcext:value-type="float">
            <text:p>343.92508</text:p>
          </table:table-cell>
          <table:table-cell office:value-type="float" office:value="13653" calcext:value-type="float">
            <text:p>13653</text:p>
          </table:table-cell>
          <table:table-cell office:value-type="float" office:value="334.26224" calcext:value-type="float">
            <text:p>334.2622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452720" calcext:value-type="float">
            <text:p>452720</text:p>
          </table:table-cell>
          <table:table-cell office:value-type="float" office:value="81608" calcext:value-type="float">
            <text:p>81608</text:p>
          </table:table-cell>
          <table:table-cell office:value-type="float" office:value="362.3882" calcext:value-type="float">
            <text:p>362.3882</text:p>
          </table:table-cell>
          <table:table-cell office:value-type="float" office:value="31901" calcext:value-type="float">
            <text:p>31901</text:p>
          </table:table-cell>
          <table:table-cell office:value-type="float" office:value="406.56796" calcext:value-type="float">
            <text:p>406.56796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436129" calcext:value-type="float">
            <text:p>436129</text:p>
          </table:table-cell>
          <table:table-cell office:value-type="float" office:value="32781" calcext:value-type="float">
            <text:p>32781</text:p>
          </table:table-cell>
          <table:table-cell office:value-type="float" office:value="194.95177" calcext:value-type="float">
            <text:p>194.95177</text:p>
          </table:table-cell>
          <table:table-cell office:value-type="float" office:value="22218" calcext:value-type="float">
            <text:p>22218</text:p>
          </table:table-cell>
          <table:table-cell office:value-type="float" office:value="514.26447" calcext:value-type="float">
            <text:p>514.26447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599988" calcext:value-type="float">
            <text:p>599988</text:p>
          </table:table-cell>
          <table:table-cell office:value-type="float" office:value="183140" calcext:value-type="float">
            <text:p>183140</text:p>
          </table:table-cell>
          <table:table-cell office:value-type="float" office:value="664.2417" calcext:value-type="float">
            <text:p>664.2417</text:p>
          </table:table-cell>
          <table:table-cell office:value-type="float" office:value="74685" calcext:value-type="float">
            <text:p>74685</text:p>
          </table:table-cell>
          <table:table-cell office:value-type="float" office:value="520.0757" calcext:value-type="float">
            <text:p>520.0757</text:p>
          </table:table-cell>
          <table:table-cell office:value-type="float" office:value="12786" calcext:value-type="float">
            <text:p>12786</text:p>
          </table:table-cell>
        </table:table-row>
        <table:table-row table:style-name="ro1">
          <table:table-cell office:value-type="float" office:value="400803" calcext:value-type="float">
            <text:p>400803</text:p>
          </table:table-cell>
          <table:table-cell office:value-type="float" office:value="39117" calcext:value-type="float">
            <text:p>39117</text:p>
          </table:table-cell>
          <table:table-cell office:value-type="float" office:value="344.86502" calcext:value-type="float">
            <text:p>344.86502</text:p>
          </table:table-cell>
          <table:table-cell office:value-type="float" office:value="32930" calcext:value-type="float">
            <text:p>32930</text:p>
          </table:table-cell>
          <table:table-cell office:value-type="float" office:value="360.55844" calcext:value-type="float">
            <text:p>360.55844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267186" calcext:value-type="float">
            <text:p>267186</text:p>
          </table:table-cell>
          <table:table-cell office:value-type="float" office:value="329852" calcext:value-type="float">
            <text:p>329852</text:p>
          </table:table-cell>
          <table:table-cell office:value-type="float" office:value="309.75278" calcext:value-type="float">
            <text:p>309.75278</text:p>
          </table:table-cell>
          <table:table-cell office:value-type="float" office:value="37606" calcext:value-type="float">
            <text:p>37606</text:p>
          </table:table-cell>
          <table:table-cell office:value-type="float" office:value="462.0313" calcext:value-type="float">
            <text:p>462.0313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625155" calcext:value-type="float">
            <text:p>625155</text:p>
          </table:table-cell>
          <table:table-cell office:value-type="float" office:value="580421" calcext:value-type="float">
            <text:p>580421</text:p>
          </table:table-cell>
          <table:table-cell office:value-type="float" office:value="235.91138" calcext:value-type="float">
            <text:p>235.91138</text:p>
          </table:table-cell>
          <table:table-cell office:value-type="float" office:value="27725" calcext:value-type="float">
            <text:p>27725</text:p>
          </table:table-cell>
          <table:table-cell office:value-type="float" office:value="359.6007" calcext:value-type="float">
            <text:p>359.6007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float" office:value="72086" calcext:value-type="float">
            <text:p>72086</text:p>
          </table:table-cell>
          <table:table-cell office:value-type="float" office:value="908.84515" calcext:value-type="float">
            <text:p>908.84515</text:p>
          </table:table-cell>
          <table:table-cell office:value-type="float" office:value="87062" calcext:value-type="float">
            <text:p>87062</text:p>
          </table:table-cell>
          <table:table-cell office:value-type="float" office:value="624.15027" calcext:value-type="float">
            <text:p>624.15027</text:p>
          </table:table-cell>
          <table:table-cell office:value-type="float" office:value="27704" calcext:value-type="float">
            <text:p>27704</text:p>
          </table:table-cell>
        </table:table-row>
        <table:table-row table:style-name="ro1">
          <table:table-cell office:value-type="float" office:value="648798" calcext:value-type="float">
            <text:p>648798</text:p>
          </table:table-cell>
          <table:table-cell office:value-type="float" office:value="375275" calcext:value-type="float">
            <text:p>375275</text:p>
          </table:table-cell>
          <table:table-cell office:value-type="float" office:value="122.919304" calcext:value-type="float">
            <text:p>122.919304</text:p>
          </table:table-cell>
          <table:table-cell office:value-type="float" office:value="13404" calcext:value-type="float">
            <text:p>13404</text:p>
          </table:table-cell>
          <table:table-cell office:value-type="float" office:value="319.57834" calcext:value-type="float">
            <text:p>319.57834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85065" calcext:value-type="float">
            <text:p>585065</text:p>
          </table:table-cell>
          <table:table-cell office:value-type="float" office:value="211702" calcext:value-type="float">
            <text:p>211702</text:p>
          </table:table-cell>
          <table:table-cell office:value-type="float" office:value="310.29233" calcext:value-type="float">
            <text:p>310.29233</text:p>
          </table:table-cell>
          <table:table-cell office:value-type="float" office:value="38957" calcext:value-type="float">
            <text:p>38957</text:p>
          </table:table-cell>
          <table:table-cell office:value-type="float" office:value="491.39853" calcext:value-type="float">
            <text:p>491.39853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440668" calcext:value-type="float">
            <text:p>440668</text:p>
          </table:table-cell>
          <table:table-cell office:value-type="float" office:value="301409" calcext:value-type="float">
            <text:p>301409</text:p>
          </table:table-cell>
          <table:table-cell office:value-type="float" office:value="228.29861" calcext:value-type="float">
            <text:p>228.29861</text:p>
          </table:table-cell>
          <table:table-cell office:value-type="float" office:value="16768" calcext:value-type="float">
            <text:p>16768</text:p>
          </table:table-cell>
          <table:table-cell office:value-type="float" office:value="343.39365" calcext:value-type="float">
            <text:p>343.39365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286113" calcext:value-type="float">
            <text:p>286113</text:p>
          </table:table-cell>
          <table:table-cell office:value-type="float" office:value="281484" calcext:value-type="float">
            <text:p>281484</text:p>
          </table:table-cell>
          <table:table-cell office:value-type="float" office:value="737.7964" calcext:value-type="float">
            <text:p>737.7964</text:p>
          </table:table-cell>
          <table:table-cell office:value-type="float" office:value="91624" calcext:value-type="float">
            <text:p>91624</text:p>
          </table:table-cell>
          <table:table-cell office:value-type="float" office:value="601.25555" calcext:value-type="float">
            <text:p>601.25555</text:p>
          </table:table-cell>
          <table:table-cell office:value-type="float" office:value="21460" calcext:value-type="float">
            <text:p>21460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22744" calcext:value-type="float">
            <text:p>22744</text:p>
          </table:table-cell>
          <table:table-cell office:value-type="float" office:value="319.71317" calcext:value-type="float">
            <text:p>319.71317</text:p>
          </table:table-cell>
          <table:table-cell office:value-type="float" office:value="38672" calcext:value-type="float">
            <text:p>38672</text:p>
          </table:table-cell>
          <table:table-cell office:value-type="float" office:value="340.54987" calcext:value-type="float">
            <text:p>340.54987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58668" calcext:value-type="float">
            <text:p>58668</text:p>
          </table:table-cell>
          <table:table-cell office:value-type="float" office:value="505942" calcext:value-type="float">
            <text:p>505942</text:p>
          </table:table-cell>
          <table:table-cell office:value-type="float" office:value="302.20026" calcext:value-type="float">
            <text:p>302.20026</text:p>
          </table:table-cell>
          <table:table-cell office:value-type="float" office:value="13837" calcext:value-type="float">
            <text:p>13837</text:p>
          </table:table-cell>
          <table:table-cell office:value-type="float" office:value="380.80582" calcext:value-type="float">
            <text:p>380.80582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100455" calcext:value-type="float">
            <text:p>100455</text:p>
          </table:table-cell>
          <table:table-cell office:value-type="float" office:value="26088" calcext:value-type="float">
            <text:p>26088</text:p>
          </table:table-cell>
          <table:table-cell office:value-type="float" office:value="46.925713" calcext:value-type="float">
            <text:p>46.925713</text:p>
          </table:table-cell>
          <table:table-cell office:value-type="float" office:value="4312" calcext:value-type="float">
            <text:p>4312</text:p>
          </table:table-cell>
          <table:table-cell office:value-type="float" office:value="308.10718" calcext:value-type="float">
            <text:p>308.1071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51985" calcext:value-type="float">
            <text:p>351985</text:p>
          </table:table-cell>
          <table:table-cell office:value-type="float" office:value="599811" calcext:value-type="float">
            <text:p>599811</text:p>
          </table:table-cell>
          <table:table-cell office:value-type="float" office:value="332.96448" calcext:value-type="float">
            <text:p>332.96448</text:p>
          </table:table-cell>
          <table:table-cell office:value-type="float" office:value="39392" calcext:value-type="float">
            <text:p>39392</text:p>
          </table:table-cell>
          <table:table-cell office:value-type="float" office:value="464.398" calcext:value-type="float">
            <text:p>464.398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661629" calcext:value-type="float">
            <text:p>661629</text:p>
          </table:table-cell>
          <table:table-cell office:value-type="float" office:value="352629" calcext:value-type="float">
            <text:p>352629</text:p>
          </table:table-cell>
          <table:table-cell office:value-type="float" office:value="260.81024" calcext:value-type="float">
            <text:p>260.81024</text:p>
          </table:table-cell>
          <table:table-cell office:value-type="float" office:value="22427" calcext:value-type="float">
            <text:p>22427</text:p>
          </table:table-cell>
          <table:table-cell office:value-type="float" office:value="351.12805" calcext:value-type="float">
            <text:p>351.12805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374758" calcext:value-type="float">
            <text:p>374758</text:p>
          </table:table-cell>
          <table:table-cell office:value-type="float" office:value="325309" calcext:value-type="float">
            <text:p>325309</text:p>
          </table:table-cell>
          <table:table-cell office:value-type="float" office:value="297.7859" calcext:value-type="float">
            <text:p>297.7859</text:p>
          </table:table-cell>
          <table:table-cell office:value-type="float" office:value="36785" calcext:value-type="float">
            <text:p>36785</text:p>
          </table:table-cell>
          <table:table-cell office:value-type="float" office:value="455.2799" calcext:value-type="float">
            <text:p>455.2799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618766" calcext:value-type="float">
            <text:p>618766</text:p>
          </table:table-cell>
          <table:table-cell office:value-type="float" office:value="324685" calcext:value-type="float">
            <text:p>324685</text:p>
          </table:table-cell>
          <table:table-cell office:value-type="float" office:value="735.3223" calcext:value-type="float">
            <text:p>735.3223</text:p>
          </table:table-cell>
          <table:table-cell office:value-type="float" office:value="90348" calcext:value-type="float">
            <text:p>90348</text:p>
          </table:table-cell>
          <table:table-cell office:value-type="float" office:value="615.3603" calcext:value-type="float">
            <text:p>615.3603</text:p>
          </table:table-cell>
          <table:table-cell office:value-type="float" office:value="26402" calcext:value-type="float">
            <text:p>26402</text:p>
          </table:table-cell>
        </table:table-row>
        <table:table-row table:style-name="ro1">
          <table:table-cell office:value-type="float" office:value="661305" calcext:value-type="float">
            <text:p>661305</text:p>
          </table:table-cell>
          <table:table-cell office:value-type="float" office:value="347894" calcext:value-type="float">
            <text:p>347894</text:p>
          </table:table-cell>
          <table:table-cell office:value-type="float" office:value="654.7238" calcext:value-type="float">
            <text:p>654.7238</text:p>
          </table:table-cell>
          <table:table-cell office:value-type="float" office:value="76382" calcext:value-type="float">
            <text:p>76382</text:p>
          </table:table-cell>
          <table:table-cell office:value-type="float" office:value="644.81067" calcext:value-type="float">
            <text:p>644.81067</text:p>
          </table:table-cell>
          <table:table-cell office:value-type="float" office:value="25769" calcext:value-type="float">
            <text:p>25769</text:p>
          </table:table-cell>
        </table:table-row>
        <table:table-row table:style-name="ro1">
          <table:table-cell office:value-type="float" office:value="652319" calcext:value-type="float">
            <text:p>652319</text:p>
          </table:table-cell>
          <table:table-cell office:value-type="float" office:value="84941" calcext:value-type="float">
            <text:p>84941</text:p>
          </table:table-cell>
          <table:table-cell office:value-type="float" office:value="158.84457" calcext:value-type="float">
            <text:p>158.84457</text:p>
          </table:table-cell>
          <table:table-cell office:value-type="float" office:value="18139" calcext:value-type="float">
            <text:p>18139</text:p>
          </table:table-cell>
          <table:table-cell office:value-type="float" office:value="330.5892" calcext:value-type="float">
            <text:p>330.5892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9662" calcext:value-type="float">
            <text:p>29662</text:p>
          </table:table-cell>
          <table:table-cell office:value-type="float" office:value="601219" calcext:value-type="float">
            <text:p>601219</text:p>
          </table:table-cell>
          <table:table-cell office:value-type="float" office:value="721.3923" calcext:value-type="float">
            <text:p>721.3923</text:p>
          </table:table-cell>
          <table:table-cell office:value-type="float" office:value="71543" calcext:value-type="float">
            <text:p>71543</text:p>
          </table:table-cell>
          <table:table-cell office:value-type="float" office:value="383.0076" calcext:value-type="float">
            <text:p>383.0076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office:value-type="float" office:value="139666" calcext:value-type="float">
            <text:p>139666</text:p>
          </table:table-cell>
          <table:table-cell office:value-type="float" office:value="641194" calcext:value-type="float">
            <text:p>641194</text:p>
          </table:table-cell>
          <table:table-cell office:value-type="float" office:value="245.35184" calcext:value-type="float">
            <text:p>245.35184</text:p>
          </table:table-cell>
          <table:table-cell office:value-type="float" office:value="28918" calcext:value-type="float">
            <text:p>28918</text:p>
          </table:table-cell>
          <table:table-cell office:value-type="float" office:value="325.21606" calcext:value-type="float">
            <text:p>325.21606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410561" calcext:value-type="float">
            <text:p>410561</text:p>
          </table:table-cell>
          <table:table-cell office:value-type="float" office:value="876.48517" calcext:value-type="float">
            <text:p>876.48517</text:p>
          </table:table-cell>
          <table:table-cell office:value-type="float" office:value="90833" calcext:value-type="float">
            <text:p>90833</text:p>
          </table:table-cell>
          <table:table-cell office:value-type="float" office:value="535.0737" calcext:value-type="float">
            <text:p>535.0737</text:p>
          </table:table-cell>
          <table:table-cell office:value-type="float" office:value="30836" calcext:value-type="float">
            <text:p>30836</text:p>
          </table:table-cell>
        </table:table-row>
        <table:table-row table:style-name="ro1">
          <table:table-cell office:value-type="float" office:value="96236" calcext:value-type="float">
            <text:p>96236</text:p>
          </table:table-cell>
          <table:table-cell office:value-type="float" office:value="214834" calcext:value-type="float">
            <text:p>214834</text:p>
          </table:table-cell>
          <table:table-cell office:value-type="float" office:value="630.69867" calcext:value-type="float">
            <text:p>630.69867</text:p>
          </table:table-cell>
          <table:table-cell office:value-type="float" office:value="55641" calcext:value-type="float">
            <text:p>55641</text:p>
          </table:table-cell>
          <table:table-cell office:value-type="float" office:value="382.01205" calcext:value-type="float">
            <text:p>382.01205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float" office:value="356976" calcext:value-type="float">
            <text:p>356976</text:p>
          </table:table-cell>
          <table:table-cell office:value-type="float" office:value="507783" calcext:value-type="float">
            <text:p>507783</text:p>
          </table:table-cell>
          <table:table-cell office:value-type="float" office:value="309.66608" calcext:value-type="float">
            <text:p>309.66608</text:p>
          </table:table-cell>
          <table:table-cell office:value-type="float" office:value="19690" calcext:value-type="float">
            <text:p>19690</text:p>
          </table:table-cell>
          <table:table-cell office:value-type="float" office:value="332.42804" calcext:value-type="float">
            <text:p>332.42804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515292" calcext:value-type="float">
            <text:p>515292</text:p>
          </table:table-cell>
          <table:table-cell office:value-type="float" office:value="235630" calcext:value-type="float">
            <text:p>235630</text:p>
          </table:table-cell>
          <table:table-cell office:value-type="float" office:value="212.38568" calcext:value-type="float">
            <text:p>212.38568</text:p>
          </table:table-cell>
          <table:table-cell office:value-type="float" office:value="25211" calcext:value-type="float">
            <text:p>25211</text:p>
          </table:table-cell>
          <table:table-cell office:value-type="float" office:value="326.40366" calcext:value-type="float">
            <text:p>326.40366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372948" calcext:value-type="float">
            <text:p>372948</text:p>
          </table:table-cell>
          <table:table-cell office:value-type="float" office:value="843.4336" calcext:value-type="float">
            <text:p>843.4336</text:p>
          </table:table-cell>
          <table:table-cell office:value-type="float" office:value="82664" calcext:value-type="float">
            <text:p>82664</text:p>
          </table:table-cell>
          <table:table-cell office:value-type="float" office:value="328.82138" calcext:value-type="float">
            <text:p>328.82138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199110" calcext:value-type="float">
            <text:p>199110</text:p>
          </table:table-cell>
          <table:table-cell office:value-type="float" office:value="435188" calcext:value-type="float">
            <text:p>435188</text:p>
          </table:table-cell>
          <table:table-cell office:value-type="float" office:value="338.79236" calcext:value-type="float">
            <text:p>338.79236</text:p>
          </table:table-cell>
          <table:table-cell office:value-type="float" office:value="27201" calcext:value-type="float">
            <text:p>27201</text:p>
          </table:table-cell>
          <table:table-cell office:value-type="float" office:value="359.76935" calcext:value-type="float">
            <text:p>359.76935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227813" calcext:value-type="float">
            <text:p>227813</text:p>
          </table:table-cell>
          <table:table-cell office:value-type="float" office:value="108614" calcext:value-type="float">
            <text:p>108614</text:p>
          </table:table-cell>
          <table:table-cell office:value-type="float" office:value="936.4889" calcext:value-type="float">
            <text:p>936.4889</text:p>
          </table:table-cell>
          <table:table-cell office:value-type="float" office:value="95957" calcext:value-type="float">
            <text:p>95957</text:p>
          </table:table-cell>
          <table:table-cell office:value-type="float" office:value="578.7802" calcext:value-type="float">
            <text:p>578.7802</text:p>
          </table:table-cell>
          <table:table-cell office:value-type="float" office:value="34666" calcext:value-type="float">
            <text:p>34666</text:p>
          </table:table-cell>
        </table:table-row>
        <table:table-row table:style-name="ro1">
          <table:table-cell office:value-type="float" office:value="364013" calcext:value-type="float">
            <text:p>364013</text:p>
          </table:table-cell>
          <table:table-cell office:value-type="float" office:value="487110" calcext:value-type="float">
            <text:p>487110</text:p>
          </table:table-cell>
          <table:table-cell office:value-type="float" office:value="194.05077" calcext:value-type="float">
            <text:p>194.05077</text:p>
          </table:table-cell>
          <table:table-cell office:value-type="float" office:value="23318" calcext:value-type="float">
            <text:p>23318</text:p>
          </table:table-cell>
          <table:table-cell office:value-type="float" office:value="331.2947" calcext:value-type="float">
            <text:p>331.2947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07502" calcext:value-type="float">
            <text:p>107502</text:p>
          </table:table-cell>
          <table:table-cell office:value-type="float" office:value="357278" calcext:value-type="float">
            <text:p>357278</text:p>
          </table:table-cell>
          <table:table-cell office:value-type="float" office:value="584.5915" calcext:value-type="float">
            <text:p>584.5915</text:p>
          </table:table-cell>
          <table:table-cell office:value-type="float" office:value="58543" calcext:value-type="float">
            <text:p>58543</text:p>
          </table:table-cell>
          <table:table-cell office:value-type="float" office:value="385.54385" calcext:value-type="float">
            <text:p>385.54385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float" office:value="588211" calcext:value-type="float">
            <text:p>588211</text:p>
          </table:table-cell>
          <table:table-cell office:value-type="float" office:value="607231" calcext:value-type="float">
            <text:p>607231</text:p>
          </table:table-cell>
          <table:table-cell office:value-type="float" office:value="545.957" calcext:value-type="float">
            <text:p>545.957</text:p>
          </table:table-cell>
          <table:table-cell office:value-type="float" office:value="41132" calcext:value-type="float">
            <text:p>41132</text:p>
          </table:table-cell>
          <table:table-cell office:value-type="float" office:value="379.19415" calcext:value-type="float">
            <text:p>379.19415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61977" calcext:value-type="float">
            <text:p>61977</text:p>
          </table:table-cell>
          <table:table-cell office:value-type="float" office:value="650333" calcext:value-type="float">
            <text:p>650333</text:p>
          </table:table-cell>
          <table:table-cell office:value-type="float" office:value="811.6652" calcext:value-type="float">
            <text:p>811.6652</text:p>
          </table:table-cell>
          <table:table-cell office:value-type="float" office:value="59472" calcext:value-type="float">
            <text:p>59472</text:p>
          </table:table-cell>
          <table:table-cell office:value-type="float" office:value="393.88593" calcext:value-type="float">
            <text:p>393.88593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595301" calcext:value-type="float">
            <text:p>595301</text:p>
          </table:table-cell>
          <table:table-cell office:value-type="float" office:value="380531" calcext:value-type="float">
            <text:p>380531</text:p>
          </table:table-cell>
          <table:table-cell office:value-type="float" office:value="301.1838" calcext:value-type="float">
            <text:p>301.1838</text:p>
          </table:table-cell>
          <table:table-cell office:value-type="float" office:value="26662" calcext:value-type="float">
            <text:p>26662</text:p>
          </table:table-cell>
          <table:table-cell office:value-type="float" office:value="334.5159" calcext:value-type="float">
            <text:p>334.515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400271" calcext:value-type="float">
            <text:p>400271</text:p>
          </table:table-cell>
          <table:table-cell office:value-type="float" office:value="164510" calcext:value-type="float">
            <text:p>164510</text:p>
          </table:table-cell>
          <table:table-cell office:value-type="float" office:value="440.10077" calcext:value-type="float">
            <text:p>440.10077</text:p>
          </table:table-cell>
          <table:table-cell office:value-type="float" office:value="32671" calcext:value-type="float">
            <text:p>32671</text:p>
          </table:table-cell>
          <table:table-cell office:value-type="float" office:value="333.63968" calcext:value-type="float">
            <text:p>333.6396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224999" calcext:value-type="float">
            <text:p>224999</text:p>
          </table:table-cell>
          <table:table-cell office:value-type="float" office:value="484590" calcext:value-type="float">
            <text:p>484590</text:p>
          </table:table-cell>
          <table:table-cell office:value-type="float" office:value="508.38156" calcext:value-type="float">
            <text:p>508.38156</text:p>
          </table:table-cell>
          <table:table-cell office:value-type="float" office:value="42330" calcext:value-type="float">
            <text:p>42330</text:p>
          </table:table-cell>
          <table:table-cell office:value-type="float" office:value="334.32504" calcext:value-type="float">
            <text:p>334.32504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92663" calcext:value-type="float">
            <text:p>92663</text:p>
          </table:table-cell>
          <table:table-cell office:value-type="float" office:value="27213" calcext:value-type="float">
            <text:p>27213</text:p>
          </table:table-cell>
          <table:table-cell office:value-type="float" office:value="730.4517" calcext:value-type="float">
            <text:p>730.4517</text:p>
          </table:table-cell>
          <table:table-cell office:value-type="float" office:value="72665" calcext:value-type="float">
            <text:p>72665</text:p>
          </table:table-cell>
          <table:table-cell office:value-type="float" office:value="457.23267" calcext:value-type="float">
            <text:p>457.23267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float" office:value="572710" calcext:value-type="float">
            <text:p>572710</text:p>
          </table:table-cell>
          <table:table-cell office:value-type="float" office:value="622798" calcext:value-type="float">
            <text:p>622798</text:p>
          </table:table-cell>
          <table:table-cell office:value-type="float" office:value="280.144" calcext:value-type="float">
            <text:p>280.144</text:p>
          </table:table-cell>
          <table:table-cell office:value-type="float" office:value="33953" calcext:value-type="float">
            <text:p>33953</text:p>
          </table:table-cell>
          <table:table-cell office:value-type="float" office:value="340.26868" calcext:value-type="float">
            <text:p>340.26868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308894" calcext:value-type="float">
            <text:p>308894</text:p>
          </table:table-cell>
          <table:table-cell office:value-type="float" office:value="268773" calcext:value-type="float">
            <text:p>268773</text:p>
          </table:table-cell>
          <table:table-cell office:value-type="float" office:value="412.98746" calcext:value-type="float">
            <text:p>412.98746</text:p>
          </table:table-cell>
          <table:table-cell office:value-type="float" office:value="52033" calcext:value-type="float">
            <text:p>52033</text:p>
          </table:table-cell>
          <table:table-cell office:value-type="float" office:value="334.1965" calcext:value-type="float">
            <text:p>334.1965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70302" calcext:value-type="float">
            <text:p>70302</text:p>
          </table:table-cell>
          <table:table-cell office:value-type="float" office:value="202625" calcext:value-type="float">
            <text:p>202625</text:p>
          </table:table-cell>
          <table:table-cell office:value-type="float" office:value="355.2259" calcext:value-type="float">
            <text:p>355.2259</text:p>
          </table:table-cell>
          <table:table-cell office:value-type="float" office:value="40481" calcext:value-type="float">
            <text:p>40481</text:p>
          </table:table-cell>
          <table:table-cell office:value-type="float" office:value="374.0375" calcext:value-type="float">
            <text:p>374.0375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425674" calcext:value-type="float">
            <text:p>425674</text:p>
          </table:table-cell>
          <table:table-cell office:value-type="float" office:value="411031" calcext:value-type="float">
            <text:p>411031</text:p>
          </table:table-cell>
          <table:table-cell office:value-type="float" office:value="182.3758" calcext:value-type="float">
            <text:p>182.3758</text:p>
          </table:table-cell>
          <table:table-cell office:value-type="float" office:value="21866" calcext:value-type="float">
            <text:p>21866</text:p>
          </table:table-cell>
          <table:table-cell office:value-type="float" office:value="319.083" calcext:value-type="float">
            <text:p>319.083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71210" calcext:value-type="float">
            <text:p>71210</text:p>
          </table:table-cell>
          <table:table-cell office:value-type="float" office:value="443351" calcext:value-type="float">
            <text:p>443351</text:p>
          </table:table-cell>
          <table:table-cell office:value-type="float" office:value="537.60266" calcext:value-type="float">
            <text:p>537.60266</text:p>
          </table:table-cell>
          <table:table-cell office:value-type="float" office:value="65938" calcext:value-type="float">
            <text:p>65938</text:p>
          </table:table-cell>
          <table:table-cell office:value-type="float" office:value="547.383" calcext:value-type="float">
            <text:p>547.383</text:p>
          </table:table-cell>
          <table:table-cell office:value-type="float" office:value="20588" calcext:value-type="float">
            <text:p>20588</text:p>
          </table:table-cell>
        </table:table-row>
        <table:table-row table:style-name="ro1">
          <table:table-cell office:value-type="float" office:value="103806" calcext:value-type="float">
            <text:p>103806</text:p>
          </table:table-cell>
          <table:table-cell office:value-type="float" office:value="105963" calcext:value-type="float">
            <text:p>105963</text:p>
          </table:table-cell>
          <table:table-cell office:value-type="float" office:value="822.5978" calcext:value-type="float">
            <text:p>822.5978</text:p>
          </table:table-cell>
          <table:table-cell office:value-type="float" office:value="69476" calcext:value-type="float">
            <text:p>69476</text:p>
          </table:table-cell>
          <table:table-cell office:value-type="float" office:value="424.17694" calcext:value-type="float">
            <text:p>424.17694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float" office:value="625578" calcext:value-type="float">
            <text:p>625578</text:p>
          </table:table-cell>
          <table:table-cell office:value-type="float" office:value="79721" calcext:value-type="float">
            <text:p>79721</text:p>
          </table:table-cell>
          <table:table-cell office:value-type="float" office:value="205.36758" calcext:value-type="float">
            <text:p>205.36758</text:p>
          </table:table-cell>
          <table:table-cell office:value-type="float" office:value="23302" calcext:value-type="float">
            <text:p>23302</text:p>
          </table:table-cell>
          <table:table-cell office:value-type="float" office:value="336.198" calcext:value-type="float">
            <text:p>336.198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544038" calcext:value-type="float">
            <text:p>544038</text:p>
          </table:table-cell>
          <table:table-cell office:value-type="float" office:value="441595" calcext:value-type="float">
            <text:p>441595</text:p>
          </table:table-cell>
          <table:table-cell office:value-type="float" office:value="607.50104" calcext:value-type="float">
            <text:p>607.50104</text:p>
          </table:table-cell>
          <table:table-cell office:value-type="float" office:value="72701" calcext:value-type="float">
            <text:p>72701</text:p>
          </table:table-cell>
          <table:table-cell office:value-type="float" office:value="546.62555" calcext:value-type="float">
            <text:p>546.62555</text:p>
          </table:table-cell>
          <table:table-cell office:value-type="float" office:value="14473" calcext:value-type="float">
            <text:p>14473</text:p>
          </table:table-cell>
        </table:table-row>
        <table:table-row table:style-name="ro1">
          <table:table-cell office:value-type="float" office:value="326603" calcext:value-type="float">
            <text:p>326603</text:p>
          </table:table-cell>
          <table:table-cell office:value-type="float" office:value="295681" calcext:value-type="float">
            <text:p>295681</text:p>
          </table:table-cell>
          <table:table-cell office:value-type="float" office:value="719.85657" calcext:value-type="float">
            <text:p>719.85657</text:p>
          </table:table-cell>
          <table:table-cell office:value-type="float" office:value="67133" calcext:value-type="float">
            <text:p>67133</text:p>
          </table:table-cell>
          <table:table-cell office:value-type="float" office:value="582.88354" calcext:value-type="float">
            <text:p>582.88354</text:p>
          </table:table-cell>
          <table:table-cell office:value-type="float" office:value="24946" calcext:value-type="float">
            <text:p>24946</text:p>
          </table:table-cell>
        </table:table-row>
        <table:table-row table:style-name="ro1">
          <table:table-cell office:value-type="float" office:value="103734" calcext:value-type="float">
            <text:p>103734</text:p>
          </table:table-cell>
          <table:table-cell office:value-type="float" office:value="116696" calcext:value-type="float">
            <text:p>116696</text:p>
          </table:table-cell>
          <table:table-cell office:value-type="float" office:value="182.36615" calcext:value-type="float">
            <text:p>182.36615</text:p>
          </table:table-cell>
          <table:table-cell office:value-type="float" office:value="20753" calcext:value-type="float">
            <text:p>20753</text:p>
          </table:table-cell>
          <table:table-cell office:value-type="float" office:value="333.03366" calcext:value-type="float">
            <text:p>333.0336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380515" calcext:value-type="float">
            <text:p>380515</text:p>
          </table:table-cell>
          <table:table-cell office:value-type="float" office:value="132636" calcext:value-type="float">
            <text:p>132636</text:p>
          </table:table-cell>
          <table:table-cell office:value-type="float" office:value="932.58594" calcext:value-type="float">
            <text:p>932.58594</text:p>
          </table:table-cell>
          <table:table-cell office:value-type="float" office:value="87564" calcext:value-type="float">
            <text:p>87564</text:p>
          </table:table-cell>
          <table:table-cell office:value-type="float" office:value="376.10886" calcext:value-type="float">
            <text:p>376.10886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43992" calcext:value-type="float">
            <text:p>143992</text:p>
          </table:table-cell>
          <table:table-cell office:value-type="float" office:value="314500" calcext:value-type="float">
            <text:p>314500</text:p>
          </table:table-cell>
          <table:table-cell office:value-type="float" office:value="330.27805" calcext:value-type="float">
            <text:p>330.27805</text:p>
          </table:table-cell>
          <table:table-cell office:value-type="float" office:value="37888" calcext:value-type="float">
            <text:p>37888</text:p>
          </table:table-cell>
          <table:table-cell office:value-type="float" office:value="342.3173" calcext:value-type="float">
            <text:p>342.317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626772" calcext:value-type="float">
            <text:p>626772</text:p>
          </table:table-cell>
          <table:table-cell office:value-type="float" office:value="306133" calcext:value-type="float">
            <text:p>306133</text:p>
          </table:table-cell>
          <table:table-cell office:value-type="float" office:value="429.33743" calcext:value-type="float">
            <text:p>429.33743</text:p>
          </table:table-cell>
          <table:table-cell office:value-type="float" office:value="27782" calcext:value-type="float">
            <text:p>27782</text:p>
          </table:table-cell>
          <table:table-cell office:value-type="float" office:value="342.6232" calcext:value-type="float">
            <text:p>342.6232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75662" calcext:value-type="float">
            <text:p>75662</text:p>
          </table:table-cell>
          <table:table-cell office:value-type="float" office:value="270984" calcext:value-type="float">
            <text:p>270984</text:p>
          </table:table-cell>
          <table:table-cell office:value-type="float" office:value="383.8616" calcext:value-type="float">
            <text:p>383.8616</text:p>
          </table:table-cell>
          <table:table-cell office:value-type="float" office:value="47816" calcext:value-type="float">
            <text:p>47816</text:p>
          </table:table-cell>
          <table:table-cell office:value-type="float" office:value="536.11615" calcext:value-type="float">
            <text:p>536.11615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float" office:value="252118" calcext:value-type="float">
            <text:p>252118</text:p>
          </table:table-cell>
          <table:table-cell office:value-type="float" office:value="623671" calcext:value-type="float">
            <text:p>623671</text:p>
          </table:table-cell>
          <table:table-cell office:value-type="float" office:value="103.34735" calcext:value-type="float">
            <text:p>103.34735</text:p>
          </table:table-cell>
          <table:table-cell office:value-type="float" office:value="11609" calcext:value-type="float">
            <text:p>11609</text:p>
          </table:table-cell>
          <table:table-cell office:value-type="float" office:value="320.74155" calcext:value-type="float">
            <text:p>320.74155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467593" calcext:value-type="float">
            <text:p>467593</text:p>
          </table:table-cell>
          <table:table-cell office:value-type="float" office:value="226486" calcext:value-type="float">
            <text:p>226486</text:p>
          </table:table-cell>
          <table:table-cell office:value-type="float" office:value="352.03546" calcext:value-type="float">
            <text:p>352.03546</text:p>
          </table:table-cell>
          <table:table-cell office:value-type="float" office:value="19829" calcext:value-type="float">
            <text:p>19829</text:p>
          </table:table-cell>
          <table:table-cell office:value-type="float" office:value="361.80093" calcext:value-type="float">
            <text:p>361.80093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float" office:value="441646" calcext:value-type="float">
            <text:p>441646</text:p>
          </table:table-cell>
          <table:table-cell office:value-type="float" office:value="487240" calcext:value-type="float">
            <text:p>487240</text:p>
          </table:table-cell>
          <table:table-cell office:value-type="float" office:value="523.83453" calcext:value-type="float">
            <text:p>523.83453</text:p>
          </table:table-cell>
          <table:table-cell office:value-type="float" office:value="46667" calcext:value-type="float">
            <text:p>46667</text:p>
          </table:table-cell>
          <table:table-cell office:value-type="float" office:value="318.83603" calcext:value-type="float">
            <text:p>318.83603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float" office:value="93883" calcext:value-type="float">
            <text:p>93883</text:p>
          </table:table-cell>
          <table:table-cell office:value-type="float" office:value="468.28543" calcext:value-type="float">
            <text:p>468.28543</text:p>
          </table:table-cell>
          <table:table-cell office:value-type="float" office:value="56493" calcext:value-type="float">
            <text:p>56493</text:p>
          </table:table-cell>
          <table:table-cell office:value-type="float" office:value="390.38138" calcext:value-type="float">
            <text:p>390.38138</text:p>
          </table:table-cell>
          <table:table-cell office:value-type="float" office:value="13037" calcext:value-type="float">
            <text:p>13037</text:p>
          </table:table-cell>
        </table:table-row>
        <table:table-row table:style-name="ro1">
          <table:table-cell office:value-type="float" office:value="433850" calcext:value-type="float">
            <text:p>433850</text:p>
          </table:table-cell>
          <table:table-cell office:value-type="float" office:value="202217" calcext:value-type="float">
            <text:p>202217</text:p>
          </table:table-cell>
          <table:table-cell office:value-type="float" office:value="372.82935" calcext:value-type="float">
            <text:p>372.82935</text:p>
          </table:table-cell>
          <table:table-cell office:value-type="float" office:value="22717" calcext:value-type="float">
            <text:p>22717</text:p>
          </table:table-cell>
          <table:table-cell office:value-type="float" office:value="387.27234" calcext:value-type="float">
            <text:p>387.27234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2023" calcext:value-type="float">
            <text:p>12023</text:p>
          </table:table-cell>
          <table:table-cell office:value-type="float" office:value="147589" calcext:value-type="float">
            <text:p>147589</text:p>
          </table:table-cell>
          <table:table-cell office:value-type="float" office:value="666.01215" calcext:value-type="float">
            <text:p>666.01215</text:p>
          </table:table-cell>
          <table:table-cell office:value-type="float" office:value="80661" calcext:value-type="float">
            <text:p>80661</text:p>
          </table:table-cell>
          <table:table-cell office:value-type="float" office:value="397.8781" calcext:value-type="float">
            <text:p>397.8781</text:p>
          </table:table-cell>
          <table:table-cell office:value-type="float" office:value="9787" calcext:value-type="float">
            <text:p>9787</text:p>
          </table:table-cell>
        </table:table-row>
        <table:table-row table:style-name="ro1">
          <table:table-cell office:value-type="float" office:value="124060" calcext:value-type="float">
            <text:p>124060</text:p>
          </table:table-cell>
          <table:table-cell office:value-type="float" office:value="610941" calcext:value-type="float">
            <text:p>610941</text:p>
          </table:table-cell>
          <table:table-cell office:value-type="float" office:value="507.17905" calcext:value-type="float">
            <text:p>507.17905</text:p>
          </table:table-cell>
          <table:table-cell office:value-type="float" office:value="59366" calcext:value-type="float">
            <text:p>59366</text:p>
          </table:table-cell>
          <table:table-cell office:value-type="float" office:value="328.3561" calcext:value-type="float">
            <text:p>328.3561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472770" calcext:value-type="float">
            <text:p>472770</text:p>
          </table:table-cell>
          <table:table-cell office:value-type="float" office:value="423087" calcext:value-type="float">
            <text:p>423087</text:p>
          </table:table-cell>
          <table:table-cell office:value-type="float" office:value="725.30585" calcext:value-type="float">
            <text:p>725.30585</text:p>
          </table:table-cell>
          <table:table-cell office:value-type="float" office:value="84601" calcext:value-type="float">
            <text:p>84601</text:p>
          </table:table-cell>
          <table:table-cell office:value-type="float" office:value="593.28735" calcext:value-type="float">
            <text:p>593.28735</text:p>
          </table:table-cell>
          <table:table-cell office:value-type="float" office:value="23587" calcext:value-type="float">
            <text:p>23587</text:p>
          </table:table-cell>
        </table:table-row>
        <table:table-row table:style-name="ro1">
          <table:table-cell office:value-type="float" office:value="345837" calcext:value-type="float">
            <text:p>345837</text:p>
          </table:table-cell>
          <table:table-cell office:value-type="float" office:value="46920" calcext:value-type="float">
            <text:p>46920</text:p>
          </table:table-cell>
          <table:table-cell office:value-type="float" office:value="376.004" calcext:value-type="float">
            <text:p>376.004</text:p>
          </table:table-cell>
          <table:table-cell office:value-type="float" office:value="20058" calcext:value-type="float">
            <text:p>20058</text:p>
          </table:table-cell>
          <table:table-cell office:value-type="float" office:value="342.319" calcext:value-type="float">
            <text:p>342.319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536418" calcext:value-type="float">
            <text:p>536418</text:p>
          </table:table-cell>
          <table:table-cell office:value-type="float" office:value="88610" calcext:value-type="float">
            <text:p>88610</text:p>
          </table:table-cell>
          <table:table-cell office:value-type="float" office:value="171.03363" calcext:value-type="float">
            <text:p>171.03363</text:p>
          </table:table-cell>
          <table:table-cell office:value-type="float" office:value="19943" calcext:value-type="float">
            <text:p>19943</text:p>
          </table:table-cell>
          <table:table-cell office:value-type="float" office:value="505.52518" calcext:value-type="float">
            <text:p>505.52518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51028" calcext:value-type="float">
            <text:p>151028</text:p>
          </table:table-cell>
          <table:table-cell office:value-type="float" office:value="331881" calcext:value-type="float">
            <text:p>331881</text:p>
          </table:table-cell>
          <table:table-cell office:value-type="float" office:value="226.93723" calcext:value-type="float">
            <text:p>226.93723</text:p>
          </table:table-cell>
          <table:table-cell office:value-type="float" office:value="22555" calcext:value-type="float">
            <text:p>22555</text:p>
          </table:table-cell>
          <table:table-cell office:value-type="float" office:value="337.59705" calcext:value-type="float">
            <text:p>337.5970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475815" calcext:value-type="float">
            <text:p>475815</text:p>
          </table:table-cell>
          <table:table-cell office:value-type="float" office:value="26447" calcext:value-type="float">
            <text:p>26447</text:p>
          </table:table-cell>
          <table:table-cell office:value-type="float" office:value="686.92303" calcext:value-type="float">
            <text:p>686.92303</text:p>
          </table:table-cell>
          <table:table-cell office:value-type="float" office:value="72824" calcext:value-type="float">
            <text:p>72824</text:p>
          </table:table-cell>
          <table:table-cell office:value-type="float" office:value="475.2568" calcext:value-type="float">
            <text:p>475.2568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538245" calcext:value-type="float">
            <text:p>538245</text:p>
          </table:table-cell>
          <table:table-cell office:value-type="float" office:value="604047" calcext:value-type="float">
            <text:p>604047</text:p>
          </table:table-cell>
          <table:table-cell office:value-type="float" office:value="314.14236" calcext:value-type="float">
            <text:p>314.14236</text:p>
          </table:table-cell>
          <table:table-cell office:value-type="float" office:value="36465" calcext:value-type="float">
            <text:p>36465</text:p>
          </table:table-cell>
          <table:table-cell office:value-type="float" office:value="340.87302" calcext:value-type="float">
            <text:p>340.87302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569031" calcext:value-type="float">
            <text:p>569031</text:p>
          </table:table-cell>
          <table:table-cell office:value-type="float" office:value="65430" calcext:value-type="float">
            <text:p>65430</text:p>
          </table:table-cell>
          <table:table-cell office:value-type="float" office:value="166.17169" calcext:value-type="float">
            <text:p>166.17169</text:p>
          </table:table-cell>
          <table:table-cell office:value-type="float" office:value="18504" calcext:value-type="float">
            <text:p>18504</text:p>
          </table:table-cell>
          <table:table-cell office:value-type="float" office:value="350.83096" calcext:value-type="float">
            <text:p>350.83096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380549" calcext:value-type="float">
            <text:p>380549</text:p>
          </table:table-cell>
          <table:table-cell office:value-type="float" office:value="598804" calcext:value-type="float">
            <text:p>598804</text:p>
          </table:table-cell>
          <table:table-cell office:value-type="float" office:value="412.1197" calcext:value-type="float">
            <text:p>412.1197</text:p>
          </table:table-cell>
          <table:table-cell office:value-type="float" office:value="26210" calcext:value-type="float">
            <text:p>26210</text:p>
          </table:table-cell>
          <table:table-cell office:value-type="float" office:value="5945.628" calcext:value-type="float">
            <text:p>5945.628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497124" calcext:value-type="float">
            <text:p>497124</text:p>
          </table:table-cell>
          <table:table-cell office:value-type="float" office:value="93987" calcext:value-type="float">
            <text:p>93987</text:p>
          </table:table-cell>
          <table:table-cell office:value-type="float" office:value="409.88193" calcext:value-type="float">
            <text:p>409.88193</text:p>
          </table:table-cell>
          <table:table-cell office:value-type="float" office:value="45437" calcext:value-type="float">
            <text:p>45437</text:p>
          </table:table-cell>
          <table:table-cell office:value-type="float" office:value="601.48224" calcext:value-type="float">
            <text:p>601.48224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191757" calcext:value-type="float">
            <text:p>191757</text:p>
          </table:table-cell>
          <table:table-cell office:value-type="float" office:value="11952" calcext:value-type="float">
            <text:p>11952</text:p>
          </table:table-cell>
          <table:table-cell office:value-type="float" office:value="380.06253" calcext:value-type="float">
            <text:p>380.06253</text:p>
          </table:table-cell>
          <table:table-cell office:value-type="float" office:value="42052" calcext:value-type="float">
            <text:p>42052</text:p>
          </table:table-cell>
          <table:table-cell office:value-type="float" office:value="393.37762" calcext:value-type="float">
            <text:p>393.37762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74120" calcext:value-type="float">
            <text:p>174120</text:p>
          </table:table-cell>
          <table:table-cell office:value-type="float" office:value="150172" calcext:value-type="float">
            <text:p>150172</text:p>
          </table:table-cell>
          <table:table-cell office:value-type="float" office:value="677.4541" calcext:value-type="float">
            <text:p>677.4541</text:p>
          </table:table-cell>
          <table:table-cell office:value-type="float" office:value="52411" calcext:value-type="float">
            <text:p>52411</text:p>
          </table:table-cell>
          <table:table-cell office:value-type="float" office:value="378.61237" calcext:value-type="float">
            <text:p>378.61237</text:p>
          </table:table-cell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float" office:value="598896" calcext:value-type="float">
            <text:p>598896</text:p>
          </table:table-cell>
          <table:table-cell office:value-type="float" office:value="171066" calcext:value-type="float">
            <text:p>171066</text:p>
          </table:table-cell>
          <table:table-cell office:value-type="float" office:value="412.2872" calcext:value-type="float">
            <text:p>412.2872</text:p>
          </table:table-cell>
          <table:table-cell office:value-type="float" office:value="20443" calcext:value-type="float">
            <text:p>20443</text:p>
          </table:table-cell>
          <table:table-cell office:value-type="float" office:value="317.99655" calcext:value-type="float">
            <text:p>317.99655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367969" calcext:value-type="float">
            <text:p>367969</text:p>
          </table:table-cell>
          <table:table-cell office:value-type="float" office:value="332582" calcext:value-type="float">
            <text:p>332582</text:p>
          </table:table-cell>
          <table:table-cell office:value-type="float" office:value="359.66028" calcext:value-type="float">
            <text:p>359.66028</text:p>
          </table:table-cell>
          <table:table-cell office:value-type="float" office:value="23622" calcext:value-type="float">
            <text:p>23622</text:p>
          </table:table-cell>
          <table:table-cell office:value-type="float" office:value="336.80173" calcext:value-type="float">
            <text:p>336.80173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479577" calcext:value-type="float">
            <text:p>479577</text:p>
          </table:table-cell>
          <table:table-cell office:value-type="float" office:value="343421" calcext:value-type="float">
            <text:p>343421</text:p>
          </table:table-cell>
          <table:table-cell office:value-type="float" office:value="247.3119" calcext:value-type="float">
            <text:p>247.3119</text:p>
          </table:table-cell>
          <table:table-cell office:value-type="float" office:value="30284" calcext:value-type="float">
            <text:p>30284</text:p>
          </table:table-cell>
          <table:table-cell office:value-type="float" office:value="316.19342" calcext:value-type="float">
            <text:p>316.19342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71156" calcext:value-type="float">
            <text:p>371156</text:p>
          </table:table-cell>
          <table:table-cell office:value-type="float" office:value="57495" calcext:value-type="float">
            <text:p>57495</text:p>
          </table:table-cell>
          <table:table-cell office:value-type="float" office:value="805.9259" calcext:value-type="float">
            <text:p>805.9259</text:p>
          </table:table-cell>
          <table:table-cell office:value-type="float" office:value="78060" calcext:value-type="float">
            <text:p>78060</text:p>
          </table:table-cell>
          <table:table-cell office:value-type="float" office:value="590.8458" calcext:value-type="float">
            <text:p>590.8458</text:p>
          </table:table-cell>
          <table:table-cell office:value-type="float" office:value="24761" calcext:value-type="float">
            <text:p>24761</text:p>
          </table:table-cell>
        </table:table-row>
        <table:table-row table:style-name="ro1">
          <table:table-cell office:value-type="float" office:value="534841" calcext:value-type="float">
            <text:p>534841</text:p>
          </table:table-cell>
          <table:table-cell office:value-type="float" office:value="329966" calcext:value-type="float">
            <text:p>329966</text:p>
          </table:table-cell>
          <table:table-cell office:value-type="float" office:value="644.282" calcext:value-type="float">
            <text:p>644.282</text:p>
          </table:table-cell>
          <table:table-cell office:value-type="float" office:value="75105" calcext:value-type="float">
            <text:p>75105</text:p>
          </table:table-cell>
          <table:table-cell office:value-type="float" office:value="456.72385" calcext:value-type="float">
            <text:p>456.72385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304439" calcext:value-type="float">
            <text:p>304439</text:p>
          </table:table-cell>
          <table:table-cell office:value-type="float" office:value="460612" calcext:value-type="float">
            <text:p>460612</text:p>
          </table:table-cell>
          <table:table-cell office:value-type="float" office:value="425.7334" calcext:value-type="float">
            <text:p>425.7334</text:p>
          </table:table-cell>
          <table:table-cell office:value-type="float" office:value="54221" calcext:value-type="float">
            <text:p>54221</text:p>
          </table:table-cell>
          <table:table-cell office:value-type="float" office:value="573.61206" calcext:value-type="float">
            <text:p>573.61206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float" office:value="162366" calcext:value-type="float">
            <text:p>162366</text:p>
          </table:table-cell>
          <table:table-cell office:value-type="float" office:value="651899" calcext:value-type="float">
            <text:p>651899</text:p>
          </table:table-cell>
          <table:table-cell office:value-type="float" office:value="304.685" calcext:value-type="float">
            <text:p>304.685</text:p>
          </table:table-cell>
          <table:table-cell office:value-type="float" office:value="36868" calcext:value-type="float">
            <text:p>36868</text:p>
          </table:table-cell>
          <table:table-cell office:value-type="float" office:value="365.61072" calcext:value-type="float">
            <text:p>365.6107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457443" calcext:value-type="float">
            <text:p>457443</text:p>
          </table:table-cell>
          <table:table-cell office:value-type="float" office:value="56196" calcext:value-type="float">
            <text:p>56196</text:p>
          </table:table-cell>
          <table:table-cell office:value-type="float" office:value="473.94482" calcext:value-type="float">
            <text:p>473.94482</text:p>
          </table:table-cell>
          <table:table-cell office:value-type="float" office:value="30666" calcext:value-type="float">
            <text:p>30666</text:p>
          </table:table-cell>
          <table:table-cell office:value-type="float" office:value="356.9484" calcext:value-type="float">
            <text:p>356.9484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560772" calcext:value-type="float">
            <text:p>560772</text:p>
          </table:table-cell>
          <table:table-cell office:value-type="float" office:value="541258" calcext:value-type="float">
            <text:p>541258</text:p>
          </table:table-cell>
          <table:table-cell office:value-type="float" office:value="544.6424" calcext:value-type="float">
            <text:p>544.6424</text:p>
          </table:table-cell>
          <table:table-cell office:value-type="float" office:value="49117" calcext:value-type="float">
            <text:p>49117</text:p>
          </table:table-cell>
          <table:table-cell office:value-type="float" office:value="348.67874" calcext:value-type="float">
            <text:p>348.67874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float" office:value="481524" calcext:value-type="float">
            <text:p>481524</text:p>
          </table:table-cell>
          <table:table-cell office:value-type="float" office:value="348060" calcext:value-type="float">
            <text:p>348060</text:p>
          </table:table-cell>
          <table:table-cell office:value-type="float" office:value="562.4991" calcext:value-type="float">
            <text:p>562.4991</text:p>
          </table:table-cell>
          <table:table-cell office:value-type="float" office:value="46858" calcext:value-type="float">
            <text:p>46858</text:p>
          </table:table-cell>
          <table:table-cell office:value-type="float" office:value="364.03" calcext:value-type="float">
            <text:p>364.03</text:p>
          </table:table-cell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float" office:value="252119" calcext:value-type="float">
            <text:p>252119</text:p>
          </table:table-cell>
          <table:table-cell office:value-type="float" office:value="339267" calcext:value-type="float">
            <text:p>339267</text:p>
          </table:table-cell>
          <table:table-cell office:value-type="float" office:value="174.85316" calcext:value-type="float">
            <text:p>174.85316</text:p>
          </table:table-cell>
          <table:table-cell office:value-type="float" office:value="21614" calcext:value-type="float">
            <text:p>21614</text:p>
          </table:table-cell>
          <table:table-cell office:value-type="float" office:value="487.41702" calcext:value-type="float">
            <text:p>487.41702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147925" calcext:value-type="float">
            <text:p>147925</text:p>
          </table:table-cell>
          <table:table-cell office:value-type="float" office:value="42299" calcext:value-type="float">
            <text:p>42299</text:p>
          </table:table-cell>
          <table:table-cell office:value-type="float" office:value="360.1373" calcext:value-type="float">
            <text:p>360.1373</text:p>
          </table:table-cell>
          <table:table-cell office:value-type="float" office:value="44198" calcext:value-type="float">
            <text:p>44198</text:p>
          </table:table-cell>
          <table:table-cell office:value-type="float" office:value="386.79758" calcext:value-type="float">
            <text:p>386.79758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156049" calcext:value-type="float">
            <text:p>156049</text:p>
          </table:table-cell>
          <table:table-cell office:value-type="float" office:value="427035" calcext:value-type="float">
            <text:p>427035</text:p>
          </table:table-cell>
          <table:table-cell office:value-type="float" office:value="465.0224" calcext:value-type="float">
            <text:p>465.0224</text:p>
          </table:table-cell>
          <table:table-cell office:value-type="float" office:value="35050" calcext:value-type="float">
            <text:p>35050</text:p>
          </table:table-cell>
          <table:table-cell office:value-type="float" office:value="318.65295" calcext:value-type="float">
            <text:p>318.65295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29995" calcext:value-type="float">
            <text:p>129995</text:p>
          </table:table-cell>
          <table:table-cell office:value-type="float" office:value="81727" calcext:value-type="float">
            <text:p>81727</text:p>
          </table:table-cell>
          <table:table-cell office:value-type="float" office:value="198.44646" calcext:value-type="float">
            <text:p>198.44646</text:p>
          </table:table-cell>
          <table:table-cell office:value-type="float" office:value="24095" calcext:value-type="float">
            <text:p>24095</text:p>
          </table:table-cell>
          <table:table-cell office:value-type="float" office:value="303.55118" calcext:value-type="float">
            <text:p>303.5511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345807" calcext:value-type="float">
            <text:p>345807</text:p>
          </table:table-cell>
          <table:table-cell office:value-type="float" office:value="310718" calcext:value-type="float">
            <text:p>310718</text:p>
          </table:table-cell>
          <table:table-cell office:value-type="float" office:value="220.77461" calcext:value-type="float">
            <text:p>220.77461</text:p>
          </table:table-cell>
          <table:table-cell office:value-type="float" office:value="26017" calcext:value-type="float">
            <text:p>26017</text:p>
          </table:table-cell>
          <table:table-cell office:value-type="float" office:value="373.62927" calcext:value-type="float">
            <text:p>373.62927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95862" calcext:value-type="float">
            <text:p>495862</text:p>
          </table:table-cell>
          <table:table-cell office:value-type="float" office:value="18581" calcext:value-type="float">
            <text:p>18581</text:p>
          </table:table-cell>
          <table:table-cell office:value-type="float" office:value="872.7633" calcext:value-type="float">
            <text:p>872.7633</text:p>
          </table:table-cell>
          <table:table-cell office:value-type="float" office:value="91786" calcext:value-type="float">
            <text:p>91786</text:p>
          </table:table-cell>
          <table:table-cell office:value-type="float" office:value="449.6364" calcext:value-type="float">
            <text:p>449.6364</text:p>
          </table:table-cell>
          <table:table-cell office:value-type="float" office:value="20956" calcext:value-type="float">
            <text:p>20956</text:p>
          </table:table-cell>
        </table:table-row>
        <table:table-row table:style-name="ro1">
          <table:table-cell office:value-type="float" office:value="189101" calcext:value-type="float">
            <text:p>189101</text:p>
          </table:table-cell>
          <table:table-cell office:value-type="float" office:value="439997" calcext:value-type="float">
            <text:p>439997</text:p>
          </table:table-cell>
          <table:table-cell office:value-type="float" office:value="129.20422" calcext:value-type="float">
            <text:p>129.20422</text:p>
          </table:table-cell>
          <table:table-cell office:value-type="float" office:value="15212" calcext:value-type="float">
            <text:p>15212</text:p>
          </table:table-cell>
          <table:table-cell office:value-type="float" office:value="296.59167" calcext:value-type="float">
            <text:p>296.59167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77776" calcext:value-type="float">
            <text:p>177776</text:p>
          </table:table-cell>
          <table:table-cell office:value-type="float" office:value="256.37637" calcext:value-type="float">
            <text:p>256.37637</text:p>
          </table:table-cell>
          <table:table-cell office:value-type="float" office:value="31533" calcext:value-type="float">
            <text:p>31533</text:p>
          </table:table-cell>
          <table:table-cell office:value-type="float" office:value="459.356" calcext:value-type="float">
            <text:p>459.356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97736" calcext:value-type="float">
            <text:p>297736</text:p>
          </table:table-cell>
          <table:table-cell office:value-type="float" office:value="630540" calcext:value-type="float">
            <text:p>630540</text:p>
          </table:table-cell>
          <table:table-cell office:value-type="float" office:value="172.79514" calcext:value-type="float">
            <text:p>172.79514</text:p>
          </table:table-cell>
          <table:table-cell office:value-type="float" office:value="16878" calcext:value-type="float">
            <text:p>16878</text:p>
          </table:table-cell>
          <table:table-cell office:value-type="float" office:value="335.43204" calcext:value-type="float">
            <text:p>335.4320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555785" calcext:value-type="float">
            <text:p>555785</text:p>
          </table:table-cell>
          <table:table-cell office:value-type="float" office:value="388682" calcext:value-type="float">
            <text:p>388682</text:p>
          </table:table-cell>
          <table:table-cell office:value-type="float" office:value="292.1763" calcext:value-type="float">
            <text:p>292.1763</text:p>
          </table:table-cell>
          <table:table-cell office:value-type="float" office:value="36024" calcext:value-type="float">
            <text:p>36024</text:p>
          </table:table-cell>
          <table:table-cell office:value-type="float" office:value="502.49997" calcext:value-type="float">
            <text:p>502.49997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584677" calcext:value-type="float">
            <text:p>584677</text:p>
          </table:table-cell>
          <table:table-cell office:value-type="float" office:value="24518" calcext:value-type="float">
            <text:p>24518</text:p>
          </table:table-cell>
          <table:table-cell office:value-type="float" office:value="222.21884" calcext:value-type="float">
            <text:p>222.21884</text:p>
          </table:table-cell>
          <table:table-cell office:value-type="float" office:value="22874" calcext:value-type="float">
            <text:p>22874</text:p>
          </table:table-cell>
          <table:table-cell office:value-type="float" office:value="348.8267" calcext:value-type="float">
            <text:p>348.8267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593972" calcext:value-type="float">
            <text:p>593972</text:p>
          </table:table-cell>
          <table:table-cell office:value-type="float" office:value="603388" calcext:value-type="float">
            <text:p>603388</text:p>
          </table:table-cell>
          <table:table-cell office:value-type="float" office:value="332.29294" calcext:value-type="float">
            <text:p>332.29294</text:p>
          </table:table-cell>
          <table:table-cell office:value-type="float" office:value="13653" calcext:value-type="float">
            <text:p>13653</text:p>
          </table:table-cell>
          <table:table-cell office:value-type="float" office:value="333.00186" calcext:value-type="float">
            <text:p>333.0018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87488" calcext:value-type="float">
            <text:p>87488</text:p>
          </table:table-cell>
          <table:table-cell office:value-type="float" office:value="188852" calcext:value-type="float">
            <text:p>188852</text:p>
          </table:table-cell>
          <table:table-cell office:value-type="float" office:value="578.0272" calcext:value-type="float">
            <text:p>578.0272</text:p>
          </table:table-cell>
          <table:table-cell office:value-type="float" office:value="46332" calcext:value-type="float">
            <text:p>46332</text:p>
          </table:table-cell>
          <table:table-cell office:value-type="float" office:value="354.02832" calcext:value-type="float">
            <text:p>354.02832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506531" calcext:value-type="float">
            <text:p>506531</text:p>
          </table:table-cell>
          <table:table-cell office:value-type="float" office:value="540764" calcext:value-type="float">
            <text:p>540764</text:p>
          </table:table-cell>
          <table:table-cell office:value-type="float" office:value="112.36416" calcext:value-type="float">
            <text:p>112.36416</text:p>
          </table:table-cell>
          <table:table-cell office:value-type="float" office:value="12254" calcext:value-type="float">
            <text:p>12254</text:p>
          </table:table-cell>
          <table:table-cell office:value-type="float" office:value="315.914" calcext:value-type="float">
            <text:p>315.91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319955" calcext:value-type="float">
            <text:p>319955</text:p>
          </table:table-cell>
          <table:table-cell office:value-type="float" office:value="418666" calcext:value-type="float">
            <text:p>418666</text:p>
          </table:table-cell>
          <table:table-cell office:value-type="float" office:value="333.09763" calcext:value-type="float">
            <text:p>333.09763</text:p>
          </table:table-cell>
          <table:table-cell office:value-type="float" office:value="41191" calcext:value-type="float">
            <text:p>41191</text:p>
          </table:table-cell>
          <table:table-cell office:value-type="float" office:value="570.5509" calcext:value-type="float">
            <text:p>570.5509</text:p>
          </table:table-cell>
          <table:table-cell office:value-type="float" office:value="14573" calcext:value-type="float">
            <text:p>14573</text:p>
          </table:table-cell>
        </table:table-row>
        <table:table-row table:style-name="ro1">
          <table:table-cell office:value-type="float" office:value="438399" calcext:value-type="float">
            <text:p>438399</text:p>
          </table:table-cell>
          <table:table-cell office:value-type="float" office:value="460566" calcext:value-type="float">
            <text:p>460566</text:p>
          </table:table-cell>
          <table:table-cell office:value-type="float" office:value="281.9268" calcext:value-type="float">
            <text:p>281.9268</text:p>
          </table:table-cell>
          <table:table-cell office:value-type="float" office:value="31893" calcext:value-type="float">
            <text:p>31893</text:p>
          </table:table-cell>
          <table:table-cell office:value-type="float" office:value="358.19424" calcext:value-type="float">
            <text:p>358.19424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543435" calcext:value-type="float">
            <text:p>543435</text:p>
          </table:table-cell>
          <table:table-cell office:value-type="float" office:value="402653" calcext:value-type="float">
            <text:p>402653</text:p>
          </table:table-cell>
          <table:table-cell office:value-type="float" office:value="417.59317" calcext:value-type="float">
            <text:p>417.59317</text:p>
          </table:table-cell>
          <table:table-cell office:value-type="float" office:value="28850" calcext:value-type="float">
            <text:p>28850</text:p>
          </table:table-cell>
          <table:table-cell office:value-type="float" office:value="392.22623" calcext:value-type="float">
            <text:p>392.22623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float" office:value="473514" calcext:value-type="float">
            <text:p>473514</text:p>
          </table:table-cell>
          <table:table-cell office:value-type="float" office:value="460410" calcext:value-type="float">
            <text:p>460410</text:p>
          </table:table-cell>
          <table:table-cell office:value-type="float" office:value="443.708" calcext:value-type="float">
            <text:p>443.708</text:p>
          </table:table-cell>
          <table:table-cell office:value-type="float" office:value="31625" calcext:value-type="float">
            <text:p>31625</text:p>
          </table:table-cell>
          <table:table-cell office:value-type="float" office:value="342.28973" calcext:value-type="float">
            <text:p>342.2897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374834" calcext:value-type="float">
            <text:p>374834</text:p>
          </table:table-cell>
          <table:table-cell office:value-type="float" office:value="456216" calcext:value-type="float">
            <text:p>456216</text:p>
          </table:table-cell>
          <table:table-cell office:value-type="float" office:value="856.33563" calcext:value-type="float">
            <text:p>856.33563</text:p>
          </table:table-cell>
          <table:table-cell office:value-type="float" office:value="79226" calcext:value-type="float">
            <text:p>79226</text:p>
          </table:table-cell>
          <table:table-cell office:value-type="float" office:value="352.91016" calcext:value-type="float">
            <text:p>352.91016</text:p>
          </table:table-cell>
          <table:table-cell office:value-type="float" office:value="7937" calcext:value-type="float">
            <text:p>7937</text:p>
          </table:table-cell>
        </table:table-row>
        <table:table-row table:style-name="ro1">
          <table:table-cell office:value-type="float" office:value="333814" calcext:value-type="float">
            <text:p>333814</text:p>
          </table:table-cell>
          <table:table-cell office:value-type="float" office:value="107981" calcext:value-type="float">
            <text:p>107981</text:p>
          </table:table-cell>
          <table:table-cell office:value-type="float" office:value="180.77875" calcext:value-type="float">
            <text:p>180.77875</text:p>
          </table:table-cell>
          <table:table-cell office:value-type="float" office:value="21914" calcext:value-type="float">
            <text:p>21914</text:p>
          </table:table-cell>
          <table:table-cell office:value-type="float" office:value="314.1847" calcext:value-type="float">
            <text:p>314.184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250600" calcext:value-type="float">
            <text:p>250600</text:p>
          </table:table-cell>
          <table:table-cell office:value-type="float" office:value="466638" calcext:value-type="float">
            <text:p>466638</text:p>
          </table:table-cell>
          <table:table-cell office:value-type="float" office:value="343.31396" calcext:value-type="float">
            <text:p>343.31396</text:p>
          </table:table-cell>
          <table:table-cell office:value-type="float" office:value="42866" calcext:value-type="float">
            <text:p>42866</text:p>
          </table:table-cell>
          <table:table-cell office:value-type="float" office:value="329.58307" calcext:value-type="float">
            <text:p>329.5830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361316" calcext:value-type="float">
            <text:p>361316</text:p>
          </table:table-cell>
          <table:table-cell office:value-type="float" office:value="391285" calcext:value-type="float">
            <text:p>391285</text:p>
          </table:table-cell>
          <table:table-cell office:value-type="float" office:value="193.80783" calcext:value-type="float">
            <text:p>193.80783</text:p>
          </table:table-cell>
          <table:table-cell office:value-type="float" office:value="23196" calcext:value-type="float">
            <text:p>23196</text:p>
          </table:table-cell>
          <table:table-cell office:value-type="float" office:value="379.88132" calcext:value-type="float">
            <text:p>379.88132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38268" calcext:value-type="float">
            <text:p>38268</text:p>
          </table:table-cell>
          <table:table-cell office:value-type="float" office:value="67193" calcext:value-type="float">
            <text:p>67193</text:p>
          </table:table-cell>
          <table:table-cell office:value-type="float" office:value="496.49115" calcext:value-type="float">
            <text:p>496.49115</text:p>
          </table:table-cell>
          <table:table-cell office:value-type="float" office:value="36907" calcext:value-type="float">
            <text:p>36907</text:p>
          </table:table-cell>
          <table:table-cell office:value-type="float" office:value="348.72412" calcext:value-type="float">
            <text:p>348.72412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40152" calcext:value-type="float">
            <text:p>40152</text:p>
          </table:table-cell>
          <table:table-cell office:value-type="float" office:value="537.1386" calcext:value-type="float">
            <text:p>537.1386</text:p>
          </table:table-cell>
          <table:table-cell office:value-type="float" office:value="47412" calcext:value-type="float">
            <text:p>47412</text:p>
          </table:table-cell>
          <table:table-cell office:value-type="float" office:value="373.11508" calcext:value-type="float">
            <text:p>373.11508</text:p>
          </table:table-cell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float" office:value="605033" calcext:value-type="float">
            <text:p>605033</text:p>
          </table:table-cell>
          <table:table-cell office:value-type="float" office:value="552079" calcext:value-type="float">
            <text:p>552079</text:p>
          </table:table-cell>
          <table:table-cell office:value-type="float" office:value="192.5175" calcext:value-type="float">
            <text:p>192.5175</text:p>
          </table:table-cell>
          <table:table-cell office:value-type="float" office:value="23104" calcext:value-type="float">
            <text:p>23104</text:p>
          </table:table-cell>
          <table:table-cell office:value-type="float" office:value="334.98456" calcext:value-type="float">
            <text:p>334.98456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251070" calcext:value-type="float">
            <text:p>251070</text:p>
          </table:table-cell>
          <table:table-cell office:value-type="float" office:value="288695" calcext:value-type="float">
            <text:p>288695</text:p>
          </table:table-cell>
          <table:table-cell office:value-type="float" office:value="248.06747" calcext:value-type="float">
            <text:p>248.06747</text:p>
          </table:table-cell>
          <table:table-cell office:value-type="float" office:value="30723" calcext:value-type="float">
            <text:p>30723</text:p>
          </table:table-cell>
          <table:table-cell office:value-type="float" office:value="459.24796" calcext:value-type="float">
            <text:p>459.24796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21821" calcext:value-type="float">
            <text:p>521821</text:p>
          </table:table-cell>
          <table:table-cell office:value-type="float" office:value="478026" calcext:value-type="float">
            <text:p>478026</text:p>
          </table:table-cell>
          <table:table-cell office:value-type="float" office:value="226.73413" calcext:value-type="float">
            <text:p>226.73413</text:p>
          </table:table-cell>
          <table:table-cell office:value-type="float" office:value="25347" calcext:value-type="float">
            <text:p>25347</text:p>
          </table:table-cell>
          <table:table-cell office:value-type="float" office:value="337.76392" calcext:value-type="float">
            <text:p>337.76392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35134" calcext:value-type="float">
            <text:p>235134</text:p>
          </table:table-cell>
          <table:table-cell office:value-type="float" office:value="480786" calcext:value-type="float">
            <text:p>480786</text:p>
          </table:table-cell>
          <table:table-cell office:value-type="float" office:value="178.35335" calcext:value-type="float">
            <text:p>178.35335</text:p>
          </table:table-cell>
          <table:table-cell office:value-type="float" office:value="22129" calcext:value-type="float">
            <text:p>22129</text:p>
          </table:table-cell>
          <table:table-cell office:value-type="float" office:value="480.50552" calcext:value-type="float">
            <text:p>480.50552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305250" calcext:value-type="float">
            <text:p>305250</text:p>
          </table:table-cell>
          <table:table-cell office:value-type="float" office:value="35118" calcext:value-type="float">
            <text:p>35118</text:p>
          </table:table-cell>
          <table:table-cell office:value-type="float" office:value="357.1124" calcext:value-type="float">
            <text:p>357.1124</text:p>
          </table:table-cell>
          <table:table-cell office:value-type="float" office:value="44175" calcext:value-type="float">
            <text:p>44175</text:p>
          </table:table-cell>
          <table:table-cell office:value-type="float" office:value="371.2923" calcext:value-type="float">
            <text:p>371.2923</text:p>
          </table:table-cell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float" office:value="146392" calcext:value-type="float">
            <text:p>146392</text:p>
          </table:table-cell>
          <table:table-cell office:value-type="float" office:value="331339" calcext:value-type="float">
            <text:p>331339</text:p>
          </table:table-cell>
          <table:table-cell office:value-type="float" office:value="352.90485" calcext:value-type="float">
            <text:p>352.90485</text:p>
          </table:table-cell>
          <table:table-cell office:value-type="float" office:value="24572" calcext:value-type="float">
            <text:p>24572</text:p>
          </table:table-cell>
          <table:table-cell office:value-type="float" office:value="323.16687" calcext:value-type="float">
            <text:p>323.16687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531689" calcext:value-type="float">
            <text:p>531689</text:p>
          </table:table-cell>
          <table:table-cell office:value-type="float" office:value="227749" calcext:value-type="float">
            <text:p>227749</text:p>
          </table:table-cell>
          <table:table-cell office:value-type="float" office:value="279.48962" calcext:value-type="float">
            <text:p>279.48962</text:p>
          </table:table-cell>
          <table:table-cell office:value-type="float" office:value="34485" calcext:value-type="float">
            <text:p>34485</text:p>
          </table:table-cell>
          <table:table-cell office:value-type="float" office:value="336.81964" calcext:value-type="float">
            <text:p>336.81964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08985" calcext:value-type="float">
            <text:p>408985</text:p>
          </table:table-cell>
          <table:table-cell office:value-type="float" office:value="571628" calcext:value-type="float">
            <text:p>571628</text:p>
          </table:table-cell>
          <table:table-cell office:value-type="float" office:value="385.219" calcext:value-type="float">
            <text:p>385.219</text:p>
          </table:table-cell>
          <table:table-cell office:value-type="float" office:value="27180" calcext:value-type="float">
            <text:p>27180</text:p>
          </table:table-cell>
          <table:table-cell office:value-type="float" office:value="304.60913" calcext:value-type="float">
            <text:p>304.60913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38897" calcext:value-type="float">
            <text:p>138897</text:p>
          </table:table-cell>
          <table:table-cell office:value-type="float" office:value="63198" calcext:value-type="float">
            <text:p>63198</text:p>
          </table:table-cell>
          <table:table-cell office:value-type="float" office:value="174.41994" calcext:value-type="float">
            <text:p>174.41994</text:p>
          </table:table-cell>
          <table:table-cell office:value-type="float" office:value="17864" calcext:value-type="float">
            <text:p>17864</text:p>
          </table:table-cell>
          <table:table-cell office:value-type="float" office:value="372.56808" calcext:value-type="float">
            <text:p>372.56808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226132" calcext:value-type="float">
            <text:p>226132</text:p>
          </table:table-cell>
          <table:table-cell office:value-type="float" office:value="155860" calcext:value-type="float">
            <text:p>155860</text:p>
          </table:table-cell>
          <table:table-cell office:value-type="float" office:value="140.2435" calcext:value-type="float">
            <text:p>140.2435</text:p>
          </table:table-cell>
          <table:table-cell office:value-type="float" office:value="15994" calcext:value-type="float">
            <text:p>15994</text:p>
          </table:table-cell>
          <table:table-cell office:value-type="float" office:value="475.3256" calcext:value-type="float">
            <text:p>475.325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570631" calcext:value-type="float">
            <text:p>570631</text:p>
          </table:table-cell>
          <table:table-cell office:value-type="float" office:value="1223" calcext:value-type="float">
            <text:p>1223</text:p>
          </table:table-cell>
          <table:table-cell office:value-type="float" office:value="121.5067" calcext:value-type="float">
            <text:p>121.5067</text:p>
          </table:table-cell>
          <table:table-cell office:value-type="float" office:value="13359" calcext:value-type="float">
            <text:p>13359</text:p>
          </table:table-cell>
          <table:table-cell office:value-type="float" office:value="339.4111" calcext:value-type="float">
            <text:p>339.4111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621067" calcext:value-type="float">
            <text:p>621067</text:p>
          </table:table-cell>
          <table:table-cell office:value-type="float" office:value="465572" calcext:value-type="float">
            <text:p>465572</text:p>
          </table:table-cell>
          <table:table-cell office:value-type="float" office:value="157.4361" calcext:value-type="float">
            <text:p>157.4361</text:p>
          </table:table-cell>
          <table:table-cell office:value-type="float" office:value="18158" calcext:value-type="float">
            <text:p>18158</text:p>
          </table:table-cell>
          <table:table-cell office:value-type="float" office:value="317.1549" calcext:value-type="float">
            <text:p>317.1549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497441" calcext:value-type="float">
            <text:p>497441</text:p>
          </table:table-cell>
          <table:table-cell office:value-type="float" office:value="283002" calcext:value-type="float">
            <text:p>283002</text:p>
          </table:table-cell>
          <table:table-cell office:value-type="float" office:value="768.8023" calcext:value-type="float">
            <text:p>768.8023</text:p>
          </table:table-cell>
          <table:table-cell office:value-type="float" office:value="75502" calcext:value-type="float">
            <text:p>75502</text:p>
          </table:table-cell>
          <table:table-cell office:value-type="float" office:value="357.59268" calcext:value-type="float">
            <text:p>357.59268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38730" calcext:value-type="float">
            <text:p>38730</text:p>
          </table:table-cell>
          <table:table-cell office:value-type="float" office:value="201805" calcext:value-type="float">
            <text:p>201805</text:p>
          </table:table-cell>
          <table:table-cell office:value-type="float" office:value="777.20654" calcext:value-type="float">
            <text:p>777.20654</text:p>
          </table:table-cell>
          <table:table-cell office:value-type="float" office:value="69988" calcext:value-type="float">
            <text:p>69988</text:p>
          </table:table-cell>
          <table:table-cell office:value-type="float" office:value="347.1395" calcext:value-type="float">
            <text:p>347.1395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654417" calcext:value-type="float">
            <text:p>654417</text:p>
          </table:table-cell>
          <table:table-cell office:value-type="float" office:value="301865" calcext:value-type="float">
            <text:p>301865</text:p>
          </table:table-cell>
          <table:table-cell office:value-type="float" office:value="116.96719" calcext:value-type="float">
            <text:p>116.96719</text:p>
          </table:table-cell>
          <table:table-cell office:value-type="float" office:value="13832" calcext:value-type="float">
            <text:p>13832</text:p>
          </table:table-cell>
          <table:table-cell office:value-type="float" office:value="485.22302" calcext:value-type="float">
            <text:p>485.2230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35066" calcext:value-type="float">
            <text:p>135066</text:p>
          </table:table-cell>
          <table:table-cell office:value-type="float" office:value="306988" calcext:value-type="float">
            <text:p>306988</text:p>
          </table:table-cell>
          <table:table-cell office:value-type="float" office:value="228.25911" calcext:value-type="float">
            <text:p>228.25911</text:p>
          </table:table-cell>
          <table:table-cell office:value-type="float" office:value="25159" calcext:value-type="float">
            <text:p>25159</text:p>
          </table:table-cell>
          <table:table-cell office:value-type="float" office:value="350.7903" calcext:value-type="float">
            <text:p>350.7903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124234" calcext:value-type="float">
            <text:p>124234</text:p>
          </table:table-cell>
          <table:table-cell office:value-type="float" office:value="8585" calcext:value-type="float">
            <text:p>8585</text:p>
          </table:table-cell>
          <table:table-cell office:value-type="float" office:value="397.53308" calcext:value-type="float">
            <text:p>397.53308</text:p>
          </table:table-cell>
          <table:table-cell office:value-type="float" office:value="47510" calcext:value-type="float">
            <text:p>47510</text:p>
          </table:table-cell>
          <table:table-cell office:value-type="float" office:value="418.662" calcext:value-type="float">
            <text:p>418.662</text:p>
          </table:table-cell>
          <table:table-cell office:value-type="float" office:value="13851" calcext:value-type="float">
            <text:p>13851</text:p>
          </table:table-cell>
        </table:table-row>
        <table:table-row table:style-name="ro1">
          <table:table-cell office:value-type="float" office:value="583471" calcext:value-type="float">
            <text:p>583471</text:p>
          </table:table-cell>
          <table:table-cell office:value-type="float" office:value="530778" calcext:value-type="float">
            <text:p>530778</text:p>
          </table:table-cell>
          <table:table-cell office:value-type="float" office:value="239.12706" calcext:value-type="float">
            <text:p>239.12706</text:p>
          </table:table-cell>
          <table:table-cell office:value-type="float" office:value="28650" calcext:value-type="float">
            <text:p>28650</text:p>
          </table:table-cell>
          <table:table-cell office:value-type="float" office:value="317.41058" calcext:value-type="float">
            <text:p>317.4105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07744" calcext:value-type="float">
            <text:p>107744</text:p>
          </table:table-cell>
          <table:table-cell office:value-type="float" office:value="728.98676" calcext:value-type="float">
            <text:p>728.98676</text:p>
          </table:table-cell>
          <table:table-cell office:value-type="float" office:value="66084" calcext:value-type="float">
            <text:p>66084</text:p>
          </table:table-cell>
          <table:table-cell office:value-type="float" office:value="6006.6133" calcext:value-type="float">
            <text:p>6006.6133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568224" calcext:value-type="float">
            <text:p>568224</text:p>
          </table:table-cell>
          <table:table-cell office:value-type="float" office:value="160322" calcext:value-type="float">
            <text:p>160322</text:p>
          </table:table-cell>
          <table:table-cell office:value-type="float" office:value="903.0784" calcext:value-type="float">
            <text:p>903.0784</text:p>
          </table:table-cell>
          <table:table-cell office:value-type="float" office:value="80372" calcext:value-type="float">
            <text:p>80372</text:p>
          </table:table-cell>
          <table:table-cell office:value-type="float" office:value="502.5339" calcext:value-type="float">
            <text:p>502.5339</text:p>
          </table:table-cell>
          <table:table-cell office:value-type="float" office:value="18142" calcext:value-type="float">
            <text:p>18142</text:p>
          </table:table-cell>
        </table:table-row>
        <table:table-row table:style-name="ro1">
          <table:table-cell office:value-type="float" office:value="647165" calcext:value-type="float">
            <text:p>647165</text:p>
          </table:table-cell>
          <table:table-cell office:value-type="float" office:value="67971" calcext:value-type="float">
            <text:p>67971</text:p>
          </table:table-cell>
          <table:table-cell office:value-type="float" office:value="548.0561" calcext:value-type="float">
            <text:p>548.0561</text:p>
          </table:table-cell>
          <table:table-cell office:value-type="float" office:value="46328" calcext:value-type="float">
            <text:p>46328</text:p>
          </table:table-cell>
          <table:table-cell office:value-type="float" office:value="408.004" calcext:value-type="float">
            <text:p>408.004</text:p>
          </table:table-cell>
          <table:table-cell office:value-type="float" office:value="13829" calcext:value-type="float">
            <text:p>13829</text:p>
          </table:table-cell>
        </table:table-row>
        <table:table-row table:style-name="ro1">
          <table:table-cell office:value-type="float" office:value="531171" calcext:value-type="float">
            <text:p>531171</text:p>
          </table:table-cell>
          <table:table-cell office:value-type="float" office:value="359809" calcext:value-type="float">
            <text:p>359809</text:p>
          </table:table-cell>
          <table:table-cell office:value-type="float" office:value="221.05098" calcext:value-type="float">
            <text:p>221.05098</text:p>
          </table:table-cell>
          <table:table-cell office:value-type="float" office:value="26668" calcext:value-type="float">
            <text:p>26668</text:p>
          </table:table-cell>
          <table:table-cell office:value-type="float" office:value="354.955" calcext:value-type="float">
            <text:p>354.955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300489" calcext:value-type="float">
            <text:p>300489</text:p>
          </table:table-cell>
          <table:table-cell office:value-type="float" office:value="574164" calcext:value-type="float">
            <text:p>574164</text:p>
          </table:table-cell>
          <table:table-cell office:value-type="float" office:value="211.09793" calcext:value-type="float">
            <text:p>211.09793</text:p>
          </table:table-cell>
          <table:table-cell office:value-type="float" office:value="25299" calcext:value-type="float">
            <text:p>25299</text:p>
          </table:table-cell>
          <table:table-cell office:value-type="float" office:value="339.62756" calcext:value-type="float">
            <text:p>339.62756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:.C201])" office:value-type="float" office:value="81452.106507" calcext:value-type="float">
            <text:p>81452.1</text:p>
          </table:table-cell>
          <table:table-cell table:formula="of:=SUM([.D2:.D201])" office:value-type="float" office:value="7792276" calcext:value-type="float">
            <text:p>7792276</text:p>
          </table:table-cell>
          <table:table-cell table:style-name="ce1" table:formula="of:=SUM([.E2:.E201])" office:value-type="float" office:value="100482.68337" calcext:value-type="float">
            <text:p>100482.7</text:p>
          </table:table-cell>
          <table:table-cell table:formula="of:=SUM([.F2:.F201])" office:value-type="float" office:value="3940648" calcext:value-type="float">
            <text:p>3940648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[.C203]/201" office:value-type="float" office:value="405.234360731343" calcext:value-type="float">
            <text:p>405.2</text:p>
          </table:table-cell>
          <table:table-cell table:style-name="ce2" table:formula="of:=[.D203]/201" office:value-type="float" office:value="38767.5422885572" calcext:value-type="float">
            <text:p>38768</text:p>
          </table:table-cell>
          <table:table-cell table:style-name="ce1" table:formula="of:=[.E203]/201" office:value-type="float" office:value="499.91384761194" calcext:value-type="float">
            <text:p>499.9</text:p>
          </table:table-cell>
          <table:table-cell table:style-name="ce2" table:formula="of:=[.F203]/201" office:value-type="float" office:value="19605.2139303483" calcext:value-type="float">
            <text:p>196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46:49.384471650</dc:date>
    <meta:editing-duration>PT3M18S</meta:editing-duration>
    <meta:editing-cycles>1</meta:editing-cycles>
    <meta:document-statistic meta:table-count="1" meta:cell-count="1216" meta:object-count="0"/>
    <meta:generator>LibreOffice/5.1.6.2$Linux_X86_64 LibreOffice_project/10m0$Build-2</meta:generator>
  </office:meta>
</office:document-meta>
</file>